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Thumbnails/thumbnail.png" manifest:media-type="image/png"/>
  <manifest:file-entry manifest:full-path="content.xml" manifest:media-type="text/xml"/>
  <manifest:file-entry manifest:full-path="style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ettings.xml" manifest:media-type="text/xml"/>
  <manifest:file-entry manifest:full-path="Basic/script-lc.xml" manifest:media-type="text/xml"/>
  <manifest:file-entry manifest:full-path="Basic/Standard/script-lb.xml" manifest:media-type="text/xml"/>
  <manifest:file-entry manifest:full-path="Basic/Standard/ReminderSet.xml" manifest:media-type="text/xml"/>
  <manifest:file-entry manifest:full-path="Basic/Standard/ImportData.xml" manifest:media-type="text/xml"/>
  <manifest:file-entry manifest:full-path="Basic/Standard/FindData.xml" manifest:media-type="text/xml"/>
  <manifest:file-entry manifest:full-path="Basic/Standard/FilterData.xml" manifest:media-type="text/xml"/>
  <manifest:file-entry manifest:full-path="Basic/Standard/Tampilan.xml" manifest:media-type="text/xml"/>
  <manifest:file-entry manifest:full-path="Basic/Standard/InsertData.xml" manifest:media-type="text/xml"/>
  <manifest:file-entry manifest:full-path="Basic/Standard/PindahSheet.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event-listeners>
      <script:event-listener script:language="ooo:script" script:event-name="dom:load" xlink:href="vnd.sun.star.script:Standard.Tampilan.tutupsemuatoolbar?language=Basic&amp;location=document" xlink:type="simple"/>
    </office:event-listeners>
  </office:scripts>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co1" style:family="table-column">
      <style:table-column-properties fo:break-before="auto" style:column-width="37.02mm"/>
    </style:style>
    <style:style style:name="co2" style:family="table-column">
      <style:table-column-properties fo:break-before="auto" style:column-width="45.01mm"/>
    </style:style>
    <style:style style:name="co3" style:family="table-column">
      <style:table-column-properties fo:break-before="auto" style:column-width="53.73mm"/>
    </style:style>
    <style:style style:name="co4" style:family="table-column">
      <style:table-column-properties fo:break-before="auto" style:column-width="36.3mm"/>
    </style:style>
    <style:style style:name="co5" style:family="table-column">
      <style:table-column-properties fo:break-before="auto" style:column-width="39.56mm"/>
    </style:style>
    <style:style style:name="co6" style:family="table-column">
      <style:table-column-properties fo:break-before="auto" style:column-width="59.55mm"/>
    </style:style>
    <style:style style:name="co7" style:family="table-column">
      <style:table-column-properties fo:break-before="auto" style:column-width="38.84mm"/>
    </style:style>
    <style:style style:name="co8" style:family="table-column">
      <style:table-column-properties fo:break-before="auto" style:column-width="42.65mm"/>
    </style:style>
    <style:style style:name="co9" style:family="table-column">
      <style:table-column-properties fo:break-before="auto" style:column-width="42.47mm"/>
    </style:style>
    <style:style style:name="co10" style:family="table-column">
      <style:table-column-properties fo:break-before="auto" style:column-width="35.95mm"/>
    </style:style>
    <style:style style:name="co11" style:family="table-column">
      <style:table-column-properties fo:break-before="auto" style:column-width="35.21mm"/>
    </style:style>
    <style:style style:name="co12" style:family="table-column">
      <style:table-column-properties fo:break-before="auto" style:column-width="50.09mm"/>
    </style:style>
    <style:style style:name="co13" style:family="table-column">
      <style:table-column-properties fo:break-before="auto" style:column-width="50.84mm"/>
    </style:style>
    <style:style style:name="co14" style:family="table-column">
      <style:table-column-properties fo:break-before="auto" style:column-width="26.86mm"/>
    </style:style>
    <style:style style:name="co15" style:family="table-column">
      <style:table-column-properties fo:break-before="auto" style:column-width="22.58mm"/>
    </style:style>
    <style:style style:name="co16" style:family="table-column">
      <style:table-column-properties fo:break-before="auto" style:column-width="35.58mm"/>
    </style:style>
    <style:style style:name="co17" style:family="table-column">
      <style:table-column-properties fo:break-before="auto" style:column-width="34.13mm"/>
    </style:style>
    <style:style style:name="co18" style:family="table-column">
      <style:table-column-properties fo:break-before="auto" style:column-width="33.76mm"/>
    </style:style>
    <style:style style:name="co19" style:family="table-column">
      <style:table-column-properties fo:break-before="auto" style:column-width="51.91mm"/>
    </style:style>
    <style:style style:name="co20" style:family="table-column">
      <style:table-column-properties fo:break-before="auto" style:column-width="37.75mm"/>
    </style:style>
    <style:style style:name="co21" style:family="table-column">
      <style:table-column-properties fo:break-before="auto" style:column-width="70.43mm"/>
    </style:style>
    <style:style style:name="ro1" style:family="table-row">
      <style:table-row-properties style:row-height="4.52mm" fo:break-before="auto" style:use-optimal-row-height="true"/>
    </style:style>
    <style:style style:name="ro2" style:family="table-row">
      <style:table-row-properties style:row-height="5.26mm" fo:break-before="auto" style:use-optimal-row-height="true"/>
    </style:style>
    <style:style style:name="ro3" style:family="table-row">
      <style:table-row-properties style:row-height="8.41mm" fo:break-before="auto" style:use-optimal-row-height="true"/>
    </style:style>
    <style:style style:name="ta1" style:family="table" style:master-page-name="Default">
      <style:table-properties table:display="true" style:writing-mode="lr-tb"/>
    </style:style>
    <number:date-style style:name="N38" number:automatic-order="true" number:format-source="language">
      <number:day-of-week number:style="long"/>
      <number:text>, </number:text>
      <number:month number:style="long" number:textual="true"/>
      <number:text> </number:text>
      <number:day number:style="long"/>
      <number:text>, </number:text>
      <number:year number:style="long"/>
    </number:date-style>
    <number:number-style style:name="N61">
      <number:scientific-number number:decimal-places="2" loext:min-decimal-places="2" number:min-integer-digits="1" number:min-exponent-digits="2" loext:exponent-interval="1" loext:forced-exponent-sign="true"/>
    </number:number-style>
    <number:date-style style:name="N10038" number:language="id" number:country="ID">
      <number:day number:style="long"/>
      <number:text> </number:text>
      <number:month number:style="long" number:textual="true"/>
      <number:text> </number:text>
      <number:year number:style="long"/>
    </number:date-style>
    <number:number-style style:name="C10003" number:language="id" number:country="ID">
      <number:number number:decimal-places="0" loext:min-decimal-places="0" number:min-integer-digits="1" number:grouping="true"/>
    </number:number-style>
    <number:date-style style:name="C10076" number:language="id" number:country="ID" number:automatic-order="true">
      <number:day/>
      <number:text> </number:text>
      <number:month number:style="long" number:textual="true"/>
      <number:text> </number:text>
      <number:year number:style="long"/>
    </number:date-style>
    <style:style style:name="ce1" style:family="table-cell" style:parent-style-name="Default" style:data-style-name="N61">
      <style:table-cell-properties fo:background-color="#99ff66" fo:wrap-option="wrap" fo:border="none"/>
    </style:style>
    <style:style style:name="ce2" style:family="table-cell" style:parent-style-name="Default" style:data-style-name="N61">
      <style:table-cell-properties fo:wrap-option="wrap" fo:border="none"/>
    </style:style>
    <style:style style:name="ce3" style:family="table-cell" style:parent-style-name="Default" style:data-style-name="N10038">
      <style:table-cell-properties style:text-align-source="fix" style:repeat-content="false" fo:wrap-option="wrap" fo:border="0.74pt solid #000000"/>
      <style:paragraph-properties fo:text-align="start" fo:margin-left="0mm"/>
      <style:text-properties fo:hyphenate="true"/>
    </style:style>
    <style:style style:name="ce4" style:family="table-cell" style:parent-style-name="Default">
      <style:table-cell-properties style:text-align-source="fix" style:repeat-content="false" fo:wrap-option="wrap" fo:border="0.74pt solid #000000"/>
      <style:paragraph-properties fo:text-align="start" fo:margin-left="0mm"/>
    </style:style>
    <style:style style:name="ce5" style:family="table-cell" style:parent-style-name="Default" style:data-style-name="N38"/>
    <style:style style:name="ce6" style:family="table-cell" style:parent-style-name="Default" style:data-style-name="N10038">
      <style:table-cell-properties fo:background-color="#99ff66" fo:wrap-option="wrap"/>
      <style:text-properties fo:color="#66ff99"/>
    </style:style>
    <style:style style:name="ce7" style:family="table-cell" style:parent-style-name="Default" style:data-style-name="N10038">
      <style:table-cell-properties fo:background-color="#99ff66" fo:wrap-option="wrap"/>
    </style:style>
    <style:style style:name="ce8" style:family="table-cell" style:parent-style-name="Default" style:data-style-name="N10038">
      <style:table-cell-properties fo:background-color="#99ff66" fo:wrap-option="wrap"/>
      <style:text-properties fo:hyphenate="true"/>
    </style:style>
    <style:style style:name="ce9" style:family="table-cell" style:parent-style-name="Default" style:data-style-name="N61">
      <style:table-cell-properties fo:wrap-option="wrap"/>
    </style:style>
    <style:style style:name="ce10" style:family="table-cell" style:parent-style-name="Default">
      <style:table-cell-properties style:text-align-source="fix" style:repeat-content="false" fo:wrap-option="wrap"/>
      <style:paragraph-properties fo:text-align="start" fo:margin-left="0mm"/>
    </style:style>
    <style:style style:name="ce11" style:family="table-cell" style:parent-style-name="Default">
      <style:table-cell-properties fo:wrap-option="wrap"/>
    </style:style>
    <style:style style:name="ce12" style:family="table-cell" style:parent-style-name="Default" style:data-style-name="N10038">
      <style:table-cell-properties style:text-align-source="fix" style:repeat-content="false" fo:wrap-option="wrap" fo:border="0.74pt solid #000000" style:vertical-align="middle"/>
      <style:paragraph-properties fo:text-align="start" fo:margin-left="0mm"/>
      <style:text-properties fo:hyphenate="true"/>
    </style:style>
    <style:style style:name="ce13" style:family="table-cell" style:parent-style-name="Default" style:data-style-name="N10038">
      <style:table-cell-properties style:text-align-source="fix" style:repeat-content="false" fo:wrap-option="wrap" fo:border="0.74pt solid #000000" style:vertical-align="middle"/>
      <style:paragraph-properties fo:text-align="start" fo:margin-left="0mm"/>
    </style:style>
    <style:style style:name="ce14" style:family="table-cell" style:parent-style-name="Default" style:data-style-name="N10038">
      <style:table-cell-properties style:text-align-source="fix" style:repeat-content="false" fo:wrap-option="wrap" style:vertical-align="middle"/>
      <style:paragraph-properties fo:text-align="start" fo:margin-left="0mm"/>
    </style:style>
    <style:style style:name="ce15" style:family="table-cell" style:parent-style-name="Default">
      <style:table-cell-properties style:text-align-source="fix" style:repeat-content="false" fo:wrap-option="wrap" fo:border="0.74pt solid #000000" style:vertical-align="middle"/>
      <style:paragraph-properties fo:text-align="start" fo:margin-left="0mm"/>
      <style:text-properties fo:hyphenate="true"/>
    </style:style>
    <style:style style:name="ce16" style:family="table-cell" style:parent-style-name="Default">
      <style:table-cell-properties style:text-align-source="fix" style:repeat-content="false" fo:wrap-option="wrap" style:vertical-align="middle"/>
      <style:paragraph-properties fo:text-align="start" fo:margin-left="0mm"/>
      <style:text-properties fo:hyphenate="true"/>
    </style:style>
    <style:style style:name="ce17" style:family="table-cell" style:parent-style-name="Default" style:data-style-name="N38">
      <style:table-cell-properties style:text-align-source="fix" style:repeat-content="false" fo:wrap-option="wrap" fo:border="0.74pt solid #000000" style:vertical-align="middle"/>
      <style:paragraph-properties fo:text-align="start" fo:margin-left="0mm"/>
      <style:text-properties fo:hyphenate="true"/>
    </style:style>
    <style:style style:name="gr1" style:family="graphic">
      <style:graphic-properties fo:background-color="#ffffff"/>
    </style:style>
    <style:style style:name="gr2" style:family="graphic">
      <style:graphic-properties draw:textarea-vertical-align="middle"/>
    </style:style>
    <style:style style:name="gr3" style:family="graphic" style:data-style-name="C10003">
      <style:graphic-properties fo:background-color="#ffffff"/>
    </style:style>
    <style:style style:name="gr4" style:family="graphic" style:data-style-name="C10076">
      <style:graphic-properties fo:background-color="#ffffff"/>
    </style:style>
    <style:style style:name="P1" style:family="paragraph">
      <style:paragraph-properties fo:text-align="start"/>
      <style:text-properties style:text-line-through-style="none" style:text-line-through-type="none" fo:font-style="normal" style:text-underline-style="none"/>
    </style:style>
    <style:style style:name="P2" style:family="paragraph">
      <style:paragraph-properties fo:text-align="start"/>
    </style:style>
    <style:style style:name="P3" style:family="paragraph">
      <style:paragraph-properties fo:text-align="center"/>
    </style:style>
  </office:automatic-styles>
  <office:body>
    <office:spreadsheet>
      <table:calculation-settings table:automatic-find-labels="false"/>
      <table:table table:name="InputGiro" table:style-name="ta1" table:protected="true">
        <loext:table-protection loext:select-protected-cells="true" loext:select-unprotected-cells="true"/>
        <office:forms form:automatic-focus="true" form:apply-design-mode="false">
          <form:form form:name="Form" form:apply-filter="true" form:command-type="table" form:control-implementation="ooo:com.sun.star.form.component.Form" office:target-frame="_parent" xlink:href="" xlink:type="simple">
            <form:properties>
              <form:property form:property-name="PropertyChangeNotificationEnabled" office:value-type="boolean" office:boolean-value="true"/>
            </form:properties>
            <form:text form:name="Nama Giro" form:control-implementation="ooo:com.sun.star.form.component.TextField" xml:id="control1" form:id="control1" form:tab-index="1" form:convert-empty-to-null="true" form:linked-cell="InputGiro.I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Nama Giro" form:control-implementation="ooo:com.sun.star.form.component.FixedText" xml:id="control2" form:id="control2" form:label="NAMA GIRO"/>
            <form:text form:name="No Giro" form:control-implementation="ooo:com.sun.star.form.component.TextField" xml:id="control3" form:id="control3" form:tab-index="2" form:convert-empty-to-null="true" form:linked-cell="InputGiro.J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No Giro" form:control-implementation="ooo:com.sun.star.form.component.FixedText" xml:id="control4" form:id="control4" form:label="NO GIRO"/>
            <form:text form:name="Nama Penerima" form:control-implementation="ooo:com.sun.star.form.component.TextField" xml:id="control5" form:id="control5" form:tab-index="3" form:convert-empty-to-null="true" form:linked-cell="InputGiro.K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Nama Penerima" form:control-implementation="ooo:com.sun.star.form.component.FixedText" xml:id="control6" form:id="control6" form:label="NAMA PENERIMA"/>
            <form:formatted-text form:name="Jumlah Uang" form:control-implementation="ooo:com.sun.star.form.component.FormattedField" xml:id="control7" form:id="control7" form:tab-index="4" form:value="0" form:convert-empty-to-null="true" form:linked-cell="InputGiro.L1">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Text" office:value-type="string" office:string-value="0"/>
              </form:properties>
            </form:formatted-text>
            <form:fixed-text form:name="Jumlah Uang" form:control-implementation="ooo:com.sun.star.form.component.FixedText" xml:id="control8" form:id="control8" form:label="JUMLAH UANG"/>
            <form:text form:name="Bank" form:control-implementation="ooo:com.sun.star.form.component.TextField" xml:id="control9" form:id="control9" form:tab-index="5" form:convert-empty-to-null="true" form:linked-cell="InputGiro.M1">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Bank" form:control-implementation="ooo:com.sun.star.form.component.FixedText" xml:id="control10" form:id="control10" form:label="BANK"/>
            <form:textarea form:name="Keterangan" form:control-implementation="ooo:com.sun.star.form.component.TextField" xml:id="control11" form:id="control11" form:tab-index="6" form:convert-empty-to-null="true" form:linked-cell="InputGiro.N1">
              <form:properties>
                <form:property form:property-name="ControlTypeinMSO" office:value-type="float" office:value="0"/>
                <form:property form:property-name="DefaultControl" office:value-type="string" office:string-value="com.sun.star.form.control.TextField"/>
                <form:property form:property-name="MultiLine" office:value-type="boolean" office:boolean-value="true"/>
                <form:property form:property-name="ObjIDinMSO" office:value-type="float" office:value="65535"/>
              </form:properties>
            </form:textarea>
            <form:fixed-text form:name="Keterangan" form:control-implementation="ooo:com.sun.star.form.component.FixedText" xml:id="control12" form:id="control12" form:label="KETERANGAN"/>
            <form:formatted-text form:name="Tanggal" form:control-implementation="ooo:com.sun.star.form.component.FormattedField" xml:id="control13" form:id="control13" form:tab-stop="false" form:tab-index="9" form:value="42005" form:convert-empty-to-null="true" form:linked-cell="InputGiro.H2" form:min-value="42005">
              <form:properties>
                <form:property form:property-name="ControlTypeinMSO" office:value-type="float" office:value="0"/>
                <form:property form:property-name="DefaultControl" office:value-type="string" office:string-value="com.sun.star.form.control.FormattedField"/>
                <form:property form:property-name="ObjIDinMSO" office:value-type="float" office:value="65535"/>
                <form:property form:property-name="Spin" office:value-type="boolean" office:boolean-value="true"/>
                <form:property form:property-name="Text" office:value-type="string" office:string-value="3 Januari 2015"/>
              </form:properties>
            </form:formatted-text>
            <form:fixed-text form:name="Tanggal" form:control-implementation="ooo:com.sun.star.form.component.FixedText" xml:id="control14" form:id="control14" form:label="TANGGAL" form:for="control13"/>
            <form:button form:name="Masukkan Data" form:control-implementation="ooo:com.sun.star.form.component.CommandButton" xml:id="control15" form:id="control15" form:label="Masukkan  Data" form:tab-index="7"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nsertData.Main?language=Basic&amp;location=document" xlink:type="simple"/>
              </office:event-listeners>
            </form:button>
            <form:button form:name="Lihat Data" form:control-implementation="ooo:com.sun.star.form.component.CommandButton" xml:id="control16" form:id="control16" form:label="Lihat Data" form:tab-stop="false"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FilterData.Lihat_Data?language=Basic&amp;location=document" xlink:type="simple"/>
              </office:event-listeners>
            </form:button>
            <form:button form:name="Hapus Data" form:control-implementation="ooo:com.sun.star.form.component.CommandButton" xml:id="control17" form:id="control17" form:label="Hapus Data" form:tab-stop="false"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FilterData.CleanInputGiro?language=Basic&amp;location=document" xlink:type="simple"/>
              </office:event-listeners>
            </form:button>
            <form:button form:name="Hapus Data" form:control-implementation="ooo:com.sun.star.form.component.CommandButton" xml:id="control18" form:id="control18" form:label="Import Data HP" form:tab-stop="false"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ImportData.S_import_from_A_B?language=Basic&amp;location=document" xlink:type="simple"/>
              </office:event-listeners>
            </form:button>
            <form:text form:name="Tanggal" form:control-implementation="ooo:com.sun.star.form.component.TextField" xml:id="control19" form:id="control19" form:readonly="true" form:tab-stop="false" form:tab-index="9" form:convert-empty-to-null="true" form:linked-cell="InputGiro.H3">
              <form:properties>
                <form:property form:property-name="ControlTypeinMSO" office:value-type="float" office:value="0"/>
                <form:property form:property-name="DefaultControl" office:value-type="string" office:string-value="com.sun.star.form.control.TextField"/>
                <form:property form:property-name="ObjIDinMSO" office:value-type="float" office:value="65535"/>
              </form:properties>
            </form:text>
            <form:fixed-text form:name="NAMA DATA IMPORT" form:control-implementation="ooo:com.sun.star.form.component.FixedText" xml:id="control20" form:id="control20" form:label="IMPORT DATA HP"/>
            <form:button form:name="Hapus Data" form:control-implementation="ooo:com.sun.star.form.component.CommandButton" xml:id="control21" form:id="control21" form:label="Cek Pembayaran" form:tab-stop="false" form:tab-index="8" office:target-frame="" xlink:href="" form:image-data="" form:delay-for-repeat="PT0.050000000S" form:image-position="center">
              <form:properties>
                <form:property form:property-name="DefaultControl" office:value-type="string" office:string-value="com.sun.star.form.control.CommandButton"/>
              </form:properties>
              <office:event-listeners>
                <script:event-listener script:language="ooo:script" script:event-name="form:performaction" xlink:href="vnd.sun.star.script:Standard.ReminderSet.Reminder_set?language=Basic&amp;location=document" xlink:type="simple"/>
              </office:event-listeners>
            </form:button>
          </form:form>
        </office:forms>
        <table:shapes>
          <draw:control draw:z-index="0" draw:style-name="gr1" draw:text-style-name="P1" svg:width="54.23mm" svg:height="9.03mm" svg:x="50mm" svg:y="3.87mm" draw:control="control1"/>
          <draw:control draw:z-index="1" draw:style-name="gr2" draw:text-style-name="P2" svg:width="39.14mm" svg:height="9.03mm" svg:x="10mm" svg:y="3.87mm" draw:control="control2"/>
          <draw:control draw:z-index="2" draw:style-name="gr1" draw:text-style-name="P1" svg:width="54.23mm" svg:height="9.03mm" svg:x="50mm" svg:y="13.55mm" draw:control="control3"/>
          <draw:control draw:z-index="3" draw:style-name="gr2" draw:text-style-name="P2" svg:width="39.14mm" svg:height="9.03mm" svg:x="10mm" svg:y="13.55mm" draw:control="control4"/>
          <draw:control draw:z-index="4" draw:style-name="gr1" draw:text-style-name="P1" svg:width="80.5mm" svg:height="9.03mm" svg:x="50mm" svg:y="23.55mm" draw:control="control5"/>
          <draw:control draw:z-index="5" draw:style-name="gr2" draw:text-style-name="P2" svg:width="39.14mm" svg:height="9.03mm" svg:x="10mm" svg:y="23.55mm" draw:control="control6"/>
          <draw:control draw:z-index="6" draw:style-name="gr3" draw:text-style-name="P1" svg:width="54.23mm" svg:height="9.03mm" svg:x="50mm" svg:y="32.91mm" draw:control="control7"/>
          <draw:control draw:z-index="7" draw:style-name="gr2" draw:text-style-name="P2" svg:width="39.14mm" svg:height="9.03mm" svg:x="10mm" svg:y="32.91mm" draw:control="control8"/>
          <draw:control draw:z-index="8" draw:style-name="gr1" draw:text-style-name="P1" svg:width="80.18mm" svg:height="9.03mm" svg:x="50mm" svg:y="42.58mm" draw:control="control9"/>
          <draw:control draw:z-index="9" draw:style-name="gr2" draw:text-style-name="P2" svg:width="39.14mm" svg:height="9.03mm" svg:x="10mm" svg:y="42.58mm" draw:control="control10"/>
          <draw:control draw:z-index="10" draw:text-style-name="P1" svg:width="80.5mm" svg:height="20.98mm" svg:x="50mm" svg:y="52.23mm" draw:control="control11"/>
          <draw:control draw:z-index="11" draw:style-name="gr2" draw:text-style-name="P2" svg:width="39.14mm" svg:height="9.03mm" svg:x="10mm" svg:y="52.91mm" draw:control="control12"/>
          <draw:control draw:z-index="12" draw:style-name="gr4" draw:text-style-name="P1" svg:width="46.76mm" svg:height="9.03mm" svg:x="179.9mm" svg:y="2.59mm" draw:control="control13"/>
          <draw:control draw:z-index="13" draw:style-name="gr2" draw:text-style-name="P2" svg:width="39.14mm" svg:height="9.03mm" svg:x="153.9mm" svg:y="2.59mm" draw:control="control14"/>
          <draw:control draw:z-index="14" draw:text-style-name="P3" svg:width="25.69mm" svg:height="7.75mm" svg:x="134.39mm" svg:y="65mm" draw:control="control15"/>
          <draw:control draw:z-index="15" draw:text-style-name="P3" svg:width="25.69mm" svg:height="7.75mm" svg:x="181.53mm" svg:y="65mm" draw:control="control16"/>
          <draw:control draw:z-index="16" draw:text-style-name="P3" svg:width="25.69mm" svg:height="7.75mm" svg:x="210.05mm" svg:y="65mm" draw:control="control17"/>
          <draw:control draw:z-index="17" draw:text-style-name="P3" svg:width="25.69mm" svg:height="7.75mm" svg:x="209.78mm" svg:y="56.07mm" draw:control="control18"/>
          <draw:control draw:z-index="18" draw:style-name="gr1" draw:text-style-name="P1" svg:width="63.74mm" svg:height="12.8mm" svg:x="180.09mm" svg:y="42.52mm" draw:control="control19"/>
          <draw:control draw:z-index="19" draw:style-name="gr2" draw:text-style-name="P2" svg:width="40.42mm" svg:height="13.17mm" svg:x="154.42mm" svg:y="41.77mm" draw:control="control20"/>
          <draw:control draw:z-index="20" draw:text-style-name="P3" svg:width="37.14mm" svg:height="24.08mm" svg:x="245.45mm" svg:y="30.85mm" draw:control="control21"/>
        </table:shapes>
        <table:table-column table:style-name="co1" table:default-cell-style-name="Default"/>
        <table:table-column table:style-name="co2" table:number-columns-repeated="2" table:default-cell-style-name="Default"/>
        <table:table-column table:style-name="co3" table:default-cell-style-name="Default"/>
        <table:table-column table:style-name="co4" table:default-cell-style-name="Default"/>
        <table:table-column table:style-name="co5" table:default-cell-style-name="Default"/>
        <table:table-column table:style-name="co6" table:default-cell-style-name="Default"/>
        <table:table-column table:style-name="co7" table:default-cell-style-name="Default"/>
        <table:table-column table:style-name="co8" table:visibility="collapse" table:number-columns-repeated="1016" table:default-cell-style-name="ce11"/>
        <table:table-row table:style-name="ro1">
          <table:table-cell table:style-name="ce1" table:number-columns-spanned="7" table:number-rows-spanned="17"/>
          <table:covered-table-cell table:number-columns-repeated="6" table:style-name="ce2"/>
          <table:table-cell table:style-name="ce5" table:formula="of:=[.H2]" office:value-type="date" office:date-value="2015-01-03" calcext:value-type="date">
            <text:p>Saturday, January 03, 2015</text:p>
          </table:table-cell>
          <table:table-cell table:style-name="Default" table:number-columns-repeated="6"/>
          <table:table-cell table:style-name="ce9" table:number-columns-repeated="1010"/>
        </table:table-row>
        <table:table-row table:style-name="ro2">
          <table:covered-table-cell table:number-columns-repeated="7" table:style-name="ce2"/>
          <table:table-cell table:style-name="ce6" office:value-type="date" office:date-value="2015-01-03" calcext:value-type="date">
            <text:p>03 Januari 2015</text:p>
          </table:table-cell>
          <table:table-cell table:style-name="ce9" table:number-columns-repeated="1016"/>
        </table:table-row>
        <table:table-row table:style-name="ro2">
          <table:covered-table-cell table:number-columns-repeated="7" table:style-name="ce2"/>
          <table:table-cell table:style-name="ce6" office:value-type="string" calcext:value-type="string">
            <text:p>Rekening</text:p>
          </table:table-cell>
          <table:table-cell table:style-name="ce9" table:number-columns-repeated="1016"/>
        </table:table-row>
        <table:table-row table:style-name="ro1">
          <table:covered-table-cell table:number-columns-repeated="7" table:style-name="ce2"/>
          <table:table-cell table:style-name="ce6" table:number-columns-spanned="1" table:number-rows-spanned="14"/>
          <table:table-cell table:style-name="ce9" table:number-columns-repeated="1016"/>
        </table:table-row>
        <table:table-row table:style-name="ro1">
          <table:covered-table-cell table:number-columns-repeated="7" table:style-name="ce2"/>
          <table:covered-table-cell table:style-name="ce6"/>
          <table:table-cell table:style-name="ce9" table:number-columns-repeated="1016"/>
        </table:table-row>
        <table:table-row table:style-name="ro1">
          <table:covered-table-cell table:number-columns-repeated="7" table:style-name="ce2"/>
          <table:covered-table-cell table:style-name="ce6"/>
          <table:table-cell table:style-name="ce9" table:number-columns-repeated="1016"/>
        </table:table-row>
        <table:table-row table:style-name="ro1">
          <table:covered-table-cell table:number-columns-repeated="7" table:style-name="ce2"/>
          <table:covered-table-cell table:style-name="ce6"/>
          <table:table-cell table:style-name="ce9" table:number-columns-repeated="1016"/>
        </table:table-row>
        <table:table-row table:style-name="ro1">
          <table:covered-table-cell table:number-columns-repeated="7" table:style-name="ce2"/>
          <table:covered-table-cell table:style-name="ce6"/>
          <table:table-cell table:style-name="ce9" table:number-columns-repeated="1016"/>
        </table:table-row>
        <table:table-row table:style-name="ro1">
          <table:covered-table-cell table:number-columns-repeated="7" table:style-name="ce2"/>
          <table:covered-table-cell table:style-name="ce6"/>
          <table:table-cell table:style-name="ce9" table:number-columns-repeated="1016"/>
        </table:table-row>
        <table:table-row table:style-name="ro1">
          <table:covered-table-cell table:number-columns-repeated="7" table:style-name="ce2"/>
          <table:covered-table-cell table:style-name="ce7"/>
          <table:table-cell table:style-name="ce9" table:number-columns-repeated="1016"/>
        </table:table-row>
        <table:table-row table:style-name="ro1">
          <table:covered-table-cell table:number-columns-repeated="7" table:style-name="ce2"/>
          <table:covered-table-cell table:style-name="ce7"/>
          <table:table-cell table:style-name="ce9" table:number-columns-repeated="1016"/>
        </table:table-row>
        <table:table-row table:style-name="ro1">
          <table:covered-table-cell table:number-columns-repeated="7" table:style-name="ce2"/>
          <table:covered-table-cell table:style-name="ce7"/>
          <table:table-cell table:style-name="ce9" table:number-columns-repeated="1016"/>
        </table:table-row>
        <table:table-row table:style-name="ro1">
          <table:covered-table-cell table:number-columns-repeated="7" table:style-name="ce2"/>
          <table:covered-table-cell table:style-name="ce8"/>
          <table:table-cell table:style-name="ce9" table:number-columns-repeated="1016"/>
        </table:table-row>
        <table:table-row table:style-name="ro1">
          <table:covered-table-cell table:number-columns-repeated="7" table:style-name="ce2"/>
          <table:covered-table-cell table:style-name="ce8"/>
          <table:table-cell table:style-name="ce9" table:number-columns-repeated="1016"/>
        </table:table-row>
        <table:table-row table:style-name="ro1">
          <table:covered-table-cell table:number-columns-repeated="7" table:style-name="ce2"/>
          <table:covered-table-cell table:style-name="ce8"/>
          <table:table-cell table:style-name="ce9" table:number-columns-repeated="1016"/>
        </table:table-row>
        <table:table-row table:style-name="ro1">
          <table:covered-table-cell table:number-columns-repeated="7" table:style-name="ce2"/>
          <table:covered-table-cell table:style-name="ce8"/>
          <table:table-cell table:style-name="ce9" table:number-columns-repeated="1016"/>
        </table:table-row>
        <table:table-row table:style-name="ro1">
          <table:covered-table-cell table:number-columns-repeated="7" table:style-name="ce2"/>
          <table:covered-table-cell table:style-name="ce8"/>
          <table:table-cell table:style-name="ce9" table:number-columns-repeated="1016"/>
        </table:table-row>
        <table:table-row table:style-name="ro2">
          <table:table-cell table:style-name="ce3" office:value-type="string" calcext:value-type="string">
            <text:p>TANGGAL</text:p>
          </table:table-cell>
          <table:table-cell table:style-name="ce4" office:value-type="string" calcext:value-type="string">
            <text:p>NAMA GIRO</text:p>
          </table:table-cell>
          <table:table-cell table:style-name="ce4" office:value-type="string" calcext:value-type="string">
            <text:p>NO GIRO</text:p>
          </table:table-cell>
          <table:table-cell table:style-name="ce4" office:value-type="string" calcext:value-type="string">
            <text:p>NAMA PENERIMA</text:p>
          </table:table-cell>
          <table:table-cell table:style-name="ce4" office:value-type="string" calcext:value-type="string">
            <text:p>JUMLAH UANG</text:p>
          </table:table-cell>
          <table:table-cell table:style-name="ce4" office:value-type="string" calcext:value-type="string">
            <text:p>BANK</text:p>
          </table:table-cell>
          <table:table-cell table:style-name="ce4" office:value-type="string" calcext:value-type="string">
            <text:p>KETERANGAN</text:p>
          </table:table-cell>
          <table:table-cell table:style-name="ce3" office:value-type="string" calcext:value-type="string">
            <text:p>STATUS</text:p>
          </table:table-cell>
          <table:table-cell table:style-name="ce10" table:number-columns-repeated="1016"/>
        </table:table-row>
        <table:table-row table:style-name="ro1" table:number-rows-repeated="1048557">
          <table:table-cell table:number-columns-repeated="1024"/>
        </table:table-row>
        <table:table-row table:style-name="ro1">
          <table:table-cell table:number-columns-repeated="1024"/>
        </table:table-row>
      </table:table>
      <table:table table:name="DataGiro" table:style-name="ta1" table:protected="true">
        <loext:table-protection loext:select-protected-cells="true" loext:select-unprotected-cells="true"/>
        <office:forms form:automatic-focus="true" form:apply-design-mode="false"/>
        <table:table-column table:style-name="co9" table:default-cell-style-name="ce14"/>
        <table:table-column table:style-name="co10" table:default-cell-style-name="ce16"/>
        <table:table-column table:style-name="co11" table:default-cell-style-name="ce16"/>
        <table:table-column table:style-name="co12" table:default-cell-style-name="ce16"/>
        <table:table-column table:style-name="co5" table:default-cell-style-name="ce16"/>
        <table:table-column table:style-name="co4" table:default-cell-style-name="ce16"/>
        <table:table-column table:style-name="co13" table:default-cell-style-name="ce16"/>
        <table:table-column table:style-name="co14" table:default-cell-style-name="ce16"/>
        <table:table-column table:style-name="co15" table:number-columns-repeated="1015" table:default-cell-style-name="ce16"/>
        <table:table-column table:style-name="co15" table:default-cell-style-name="ce11"/>
        <table:table-row table:style-name="ro1">
          <table:table-cell table:style-name="ce12" office:value-type="string" calcext:value-type="string">
            <text:p>TANGGAL</text:p>
          </table:table-cell>
          <table:table-cell table:style-name="ce15" office:value-type="string" calcext:value-type="string">
            <text:p>NAMA GIRO</text:p>
          </table:table-cell>
          <table:table-cell table:style-name="ce15" office:value-type="string" calcext:value-type="string">
            <text:p>NO GIRO</text:p>
          </table:table-cell>
          <table:table-cell table:style-name="ce15" office:value-type="string" calcext:value-type="string">
            <text:p>NAMA PENERIMA</text:p>
          </table:table-cell>
          <table:table-cell table:style-name="ce15" office:value-type="string" calcext:value-type="string">
            <text:p>JUMLAH UANG</text:p>
          </table:table-cell>
          <table:table-cell table:style-name="ce15" office:value-type="string" calcext:value-type="string">
            <text:p>BANK</text:p>
          </table:table-cell>
          <table:table-cell table:style-name="ce15" office:value-type="string" calcext:value-type="string">
            <text:p>KETERANGAN</text:p>
          </table:table-cell>
          <table:table-cell table:style-name="ce15"/>
          <table:table-cell table:number-columns-repeated="1016"/>
        </table:table-row>
        <table:table-row table:style-name="ro1">
          <table:table-cell table:style-name="ce12" office:value-type="date" office:date-value="2015-12-01" calcext:value-type="date">
            <text:p>01 Desember 2015</text:p>
          </table:table-cell>
          <table:table-cell table:style-name="ce15" office:value-type="string" calcext:value-type="string">
            <text:p>cep abili</text:p>
          </table:table-cell>
          <table:table-cell table:style-name="ce15" office:value-type="string" calcext:value-type="string">
            <text:p>aai 12345</text:p>
          </table:table-cell>
          <table:table-cell table:style-name="ce15" office:value-type="string" calcext:value-type="string">
            <text:p>ibro</text:p>
          </table:table-cell>
          <table:table-cell table:style-name="ce15" office:value-type="float" office:value="10000000" calcext:value-type="float">
            <text:p>10000000</text:p>
          </table:table-cell>
          <table:table-cell table:style-name="ce15" office:value-type="string" calcext:value-type="string">
            <text:p>bii</text:p>
          </table:table-cell>
          <table:table-cell table:style-name="ce15" office:value-type="string" calcext:value-type="string">
            <text:p>asdfasf</text:p>
          </table:table-cell>
          <table:table-cell table:style-name="ce15" office:value-type="string" calcext:value-type="string">
            <text:p>BAYAR</text:p>
          </table:table-cell>
          <table:table-cell table:number-columns-repeated="1016"/>
        </table:table-row>
        <table:table-row table:style-name="ro1">
          <table:table-cell table:style-name="ce12" office:value-type="date" office:date-value="2015-12-01" calcext:value-type="date">
            <text:p>01 Desember 2015</text:p>
          </table:table-cell>
          <table:table-cell table:style-name="ce15" office:value-type="string" calcext:value-type="string">
            <text:p>cep abili</text:p>
          </table:table-cell>
          <table:table-cell table:style-name="ce15" office:value-type="string" calcext:value-type="string">
            <text:p>aa23432</text:p>
          </table:table-cell>
          <table:table-cell table:style-name="ce15" office:value-type="string" calcext:value-type="string">
            <text:p>rifal</text:p>
          </table:table-cell>
          <table:table-cell table:style-name="ce15" office:value-type="float" office:value="5000000" calcext:value-type="float">
            <text:p>5000000</text:p>
          </table:table-cell>
          <table:table-cell table:style-name="ce15" office:value-type="string" calcext:value-type="string">
            <text:p>ocbc</text:p>
          </table:table-cell>
          <table:table-cell table:style-name="ce15" office:value-type="string" calcext:value-type="string">
            <text:p>SUDAH ITU SAJA</text:p>
          </table:table-cell>
          <table:table-cell table:style-name="ce15" office:value-type="string" calcext:value-type="string">
            <text:p>BAYAR</text:p>
          </table:table-cell>
          <table:table-cell table:number-columns-repeated="1016"/>
        </table:table-row>
        <table:table-row table:style-name="ro1">
          <table:table-cell table:style-name="ce12" office:value-type="date" office:date-value="2015-12-01" calcext:value-type="date">
            <text:p>01 Desember 2015</text:p>
          </table:table-cell>
          <table:table-cell table:style-name="ce15" office:value-type="string" calcext:value-type="string">
            <text:p>billy</text:p>
          </table:table-cell>
          <table:table-cell table:style-name="ce15" office:value-type="string" calcext:value-type="string">
            <text:p>aai34545</text:p>
          </table:table-cell>
          <table:table-cell table:style-name="ce15" office:value-type="string" calcext:value-type="string">
            <text:p>andri</text:p>
          </table:table-cell>
          <table:table-cell table:style-name="ce15" office:value-type="string" calcext:value-type="string">
            <text:p>15..000.000</text:p>
          </table:table-cell>
          <table:table-cell table:style-name="ce15" office:value-type="string" calcext:value-type="string">
            <text:p>bii</text:p>
          </table:table-cell>
          <table:table-cell table:style-name="ce15"/>
          <table:table-cell table:style-name="ce15" office:value-type="string" calcext:value-type="string">
            <text:p>BAYAR</text:p>
          </table:table-cell>
          <table:table-cell table:number-columns-repeated="1016"/>
        </table:table-row>
        <table:table-row table:style-name="ro1">
          <table:table-cell table:style-name="ce12" office:value-type="date" office:date-value="2015-12-01" calcext:value-type="date">
            <text:p>01 Desember 2015</text:p>
          </table:table-cell>
          <table:table-cell table:style-name="ce15" table:number-columns-repeated="6"/>
          <table:table-cell table:style-name="ce15" office:value-type="string" calcext:value-type="string">
            <text:p>BAYAR</text:p>
          </table:table-cell>
          <table:table-cell table:number-columns-repeated="1016"/>
        </table:table-row>
        <table:table-row table:style-name="ro1">
          <table:table-cell table:style-name="ce12" office:value-type="date" office:date-value="2015-12-02" calcext:value-type="date">
            <text:p>02 Desember 2015</text:p>
          </table:table-cell>
          <table:table-cell table:style-name="ce15" office:value-type="string" calcext:value-type="string">
            <text:p>cep abili</text:p>
          </table:table-cell>
          <table:table-cell table:style-name="ce15" office:value-type="string" calcext:value-type="string">
            <text:p>aai55545</text:p>
          </table:table-cell>
          <table:table-cell table:style-name="ce15" office:value-type="string" calcext:value-type="string">
            <text:p>dani</text:p>
          </table:table-cell>
          <table:table-cell table:style-name="ce15" office:value-type="float" office:value="7000000" calcext:value-type="float">
            <text:p>7000000</text:p>
          </table:table-cell>
          <table:table-cell table:style-name="ce15" office:value-type="string" calcext:value-type="string">
            <text:p>bii</text:p>
          </table:table-cell>
          <table:table-cell table:style-name="ce15" office:value-type="string" calcext:value-type="string">
            <text:p>SUDAH ITU SAJA</text:p>
          </table:table-cell>
          <table:table-cell table:style-name="ce15" office:value-type="string" calcext:value-type="string">
            <text:p>BAYAR</text:p>
          </table:table-cell>
          <table:table-cell table:number-columns-repeated="1016"/>
        </table:table-row>
        <table:table-row table:style-name="ro1">
          <table:table-cell table:style-name="ce12" office:value-type="date" office:date-value="2015-12-02" calcext:value-type="date">
            <text:p>02 Desember 2015</text:p>
          </table:table-cell>
          <table:table-cell table:style-name="ce15" office:value-type="string" calcext:value-type="string">
            <text:p>cep abili</text:p>
          </table:table-cell>
          <table:table-cell table:style-name="ce15" office:value-type="string" calcext:value-type="string">
            <text:p>aai33535</text:p>
          </table:table-cell>
          <table:table-cell table:style-name="ce15" office:value-type="string" calcext:value-type="string">
            <text:p>deni</text:p>
          </table:table-cell>
          <table:table-cell table:style-name="ce15" office:value-type="float" office:value="8000000" calcext:value-type="float">
            <text:p>8000000</text:p>
          </table:table-cell>
          <table:table-cell table:style-name="ce15" office:value-type="string" calcext:value-type="string">
            <text:p>bii</text:p>
          </table:table-cell>
          <table:table-cell table:style-name="ce15"/>
          <table:table-cell table:style-name="ce15" office:value-type="string" calcext:value-type="string">
            <text:p>BAYAR</text:p>
          </table:table-cell>
          <table:table-cell table:number-columns-repeated="1016"/>
        </table:table-row>
        <table:table-row table:style-name="ro1">
          <table:table-cell table:style-name="ce12" office:value-type="date" office:date-value="2015-12-03" calcext:value-type="date">
            <text:p>03 Desember 2015</text:p>
          </table:table-cell>
          <table:table-cell table:style-name="ce15" office:value-type="string" calcext:value-type="string">
            <text:p>cep abili</text:p>
          </table:table-cell>
          <table:table-cell table:style-name="ce15" office:value-type="string" calcext:value-type="string">
            <text:p>aai89786</text:p>
          </table:table-cell>
          <table:table-cell table:style-name="ce15" office:value-type="string" calcext:value-type="string">
            <text:p>ko abeng</text:p>
          </table:table-cell>
          <table:table-cell table:style-name="ce15" office:value-type="float" office:value="7500000" calcext:value-type="float">
            <text:p>7500000</text:p>
          </table:table-cell>
          <table:table-cell table:style-name="ce15" office:value-type="string" calcext:value-type="string">
            <text:p>bii</text:p>
          </table:table-cell>
          <table:table-cell table:style-name="ce15"/>
          <table:table-cell table:style-name="ce15" office:value-type="string" calcext:value-type="string">
            <text:p>BAYAR</text:p>
          </table:table-cell>
          <table:table-cell table:number-columns-repeated="1016"/>
        </table:table-row>
        <table:table-row table:style-name="ro3">
          <table:table-cell table:style-name="ce12" office:value-type="date" office:date-value="2025-12-04" calcext:value-type="date">
            <text:p>04 Desember 2025</text:p>
          </table:table-cell>
          <table:table-cell table:style-name="ce15" office:value-type="string" calcext:value-type="string">
            <text:p>cep abili</text:p>
          </table:table-cell>
          <table:table-cell table:style-name="ce15" office:value-type="string" calcext:value-type="string">
            <text:p>by2457677</text:p>
          </table:table-cell>
          <table:table-cell table:style-name="ce15" office:value-type="string" calcext:value-type="string">
            <text:p>toni</text:p>
          </table:table-cell>
          <table:table-cell table:style-name="ce15" office:value-type="float" office:value="5000000" calcext:value-type="float">
            <text:p>5000000</text:p>
          </table:table-cell>
          <table:table-cell table:style-name="ce15" office:value-type="string" calcext:value-type="string">
            <text:p>bii</text:p>
          </table:table-cell>
          <table:table-cell table:style-name="ce15" office:value-type="string" calcext:value-type="string">
            <text:p>sdfsadfsadfsadfsdfsadfadsfadsf</text:p>
          </table:table-cell>
          <table:table-cell table:style-name="ce15"/>
          <table:table-cell table:number-columns-repeated="1016"/>
        </table:table-row>
        <table:table-row table:style-name="ro1">
          <table:table-cell table:style-name="ce12" office:value-type="date" office:date-value="2025-12-04" calcext:value-type="date">
            <text:p>04 Desember 2025</text:p>
          </table:table-cell>
          <table:table-cell table:style-name="ce15" office:value-type="string" calcext:value-type="string">
            <text:p>cep abili</text:p>
          </table:table-cell>
          <table:table-cell table:style-name="ce15" office:value-type="string" calcext:value-type="string">
            <text:p>by333354</text:p>
          </table:table-cell>
          <table:table-cell table:style-name="ce15" office:value-type="string" calcext:value-type="string">
            <text:p>alex</text:p>
          </table:table-cell>
          <table:table-cell table:style-name="ce15" office:value-type="float" office:value="3000000" calcext:value-type="float">
            <text:p>3000000</text:p>
          </table:table-cell>
          <table:table-cell table:style-name="ce15" office:value-type="string" calcext:value-type="string">
            <text:p>bii</text:p>
          </table:table-cell>
          <table:table-cell table:style-name="ce15" office:value-type="string" calcext:value-type="string">
            <text:p>FGDFG</text:p>
          </table:table-cell>
          <table:table-cell table:style-name="ce15"/>
          <table:table-cell table:number-columns-repeated="1016"/>
        </table:table-row>
        <table:table-row table:style-name="ro1">
          <table:table-cell table:style-name="ce13" office:value-type="date" office:date-value="2015-12-05" calcext:value-type="date">
            <text:p>05 Desember 2015</text:p>
          </table:table-cell>
          <table:table-cell table:style-name="ce15" office:value-type="string" calcext:value-type="string">
            <text:p>cep abbili</text:p>
          </table:table-cell>
          <table:table-cell table:style-name="ce17" office:value-type="string" calcext:value-type="string">
            <text:p>by232323</text:p>
          </table:table-cell>
          <table:table-cell table:style-name="ce15" office:value-type="string" calcext:value-type="string">
            <text:p>tini</text:p>
          </table:table-cell>
          <table:table-cell table:style-name="ce15" office:value-type="float" office:value="8000000" calcext:value-type="float">
            <text:p>8000000</text:p>
          </table:table-cell>
          <table:table-cell table:style-name="ce15" office:value-type="string" calcext:value-type="string">
            <text:p>bii</text:p>
          </table:table-cell>
          <table:table-cell table:style-name="ce15"/>
          <table:table-cell table:style-name="ce15" office:value-type="string" calcext:value-type="string">
            <text:p>BAYAR</text:p>
          </table:table-cell>
          <table:table-cell table:number-columns-repeated="1016"/>
        </table:table-row>
        <table:table-row table:style-name="ro1">
          <table:table-cell table:style-name="ce13" office:value-type="date" office:date-value="2015-12-06" calcext:value-type="date">
            <text:p>06 Desember 2015</text:p>
          </table:table-cell>
          <table:table-cell table:style-name="ce15" office:value-type="string" calcext:value-type="string">
            <text:p>cep abili</text:p>
          </table:table-cell>
          <table:table-cell table:style-name="ce15" office:value-type="string" calcext:value-type="string">
            <text:p>aai4756476</text:p>
          </table:table-cell>
          <table:table-cell table:style-name="ce15" office:value-type="string" calcext:value-type="string">
            <text:p>pa ade</text:p>
          </table:table-cell>
          <table:table-cell table:style-name="ce15" office:value-type="float" office:value="3000000" calcext:value-type="float">
            <text:p>3000000</text:p>
          </table:table-cell>
          <table:table-cell table:style-name="ce15" office:value-type="string" calcext:value-type="string">
            <text:p>ocbc</text:p>
          </table:table-cell>
          <table:table-cell table:style-name="ce15"/>
          <table:table-cell table:style-name="ce15" office:value-type="string" calcext:value-type="string">
            <text:p>BAYAR</text:p>
          </table:table-cell>
          <table:table-cell table:number-columns-repeated="1016"/>
        </table:table-row>
        <table:table-row table:style-name="ro1">
          <table:table-cell table:style-name="ce13" office:value-type="date" office:date-value="2015-12-06" calcext:value-type="date">
            <text:p>06 Desember 2015</text:p>
          </table:table-cell>
          <table:table-cell table:style-name="ce15" office:value-type="string" calcext:value-type="string">
            <text:p>cep abili</text:p>
          </table:table-cell>
          <table:table-cell table:style-name="ce15" office:value-type="string" calcext:value-type="string">
            <text:p>aai453632</text:p>
          </table:table-cell>
          <table:table-cell table:style-name="ce15" office:value-type="string" calcext:value-type="string">
            <text:p>pa bobon</text:p>
          </table:table-cell>
          <table:table-cell table:style-name="ce15" office:value-type="float" office:value="4000000" calcext:value-type="float">
            <text:p>4000000</text:p>
          </table:table-cell>
          <table:table-cell table:style-name="ce15" office:value-type="string" calcext:value-type="string">
            <text:p>ocbc</text:p>
          </table:table-cell>
          <table:table-cell table:style-name="ce15"/>
          <table:table-cell table:style-name="ce15" office:value-type="string" calcext:value-type="string">
            <text:p>BAYAR</text:p>
          </table:table-cell>
          <table:table-cell table:number-columns-repeated="1016"/>
        </table:table-row>
        <table:table-row table:style-name="ro1">
          <table:table-cell table:style-name="ce13" office:value-type="date" office:date-value="2015-12-06" calcext:value-type="date">
            <text:p>06 Desember 2015</text:p>
          </table:table-cell>
          <table:table-cell table:style-name="ce15" office:value-type="string" calcext:value-type="string">
            <text:p>cep abili</text:p>
          </table:table-cell>
          <table:table-cell table:style-name="ce15" office:value-type="string" calcext:value-type="string">
            <text:p>aai435353</text:p>
          </table:table-cell>
          <table:table-cell table:style-name="ce15" office:value-type="string" calcext:value-type="string">
            <text:p>pa alex</text:p>
          </table:table-cell>
          <table:table-cell table:style-name="ce15" office:value-type="float" office:value="7000000" calcext:value-type="float">
            <text:p>7000000</text:p>
          </table:table-cell>
          <table:table-cell table:style-name="ce15" office:value-type="string" calcext:value-type="string">
            <text:p>ocbc</text:p>
          </table:table-cell>
          <table:table-cell table:style-name="ce15"/>
          <table:table-cell table:style-name="ce15" office:value-type="string" calcext:value-type="string">
            <text:p>BAYAR</text:p>
          </table:table-cell>
          <table:table-cell table:number-columns-repeated="1016"/>
        </table:table-row>
        <table:table-row table:style-name="ro1">
          <table:table-cell table:style-name="ce13" office:value-type="date" office:date-value="2015-12-06" calcext:value-type="date">
            <text:p>06 Desember 2015</text:p>
          </table:table-cell>
          <table:table-cell table:style-name="ce15" office:value-type="string" calcext:value-type="string">
            <text:p>cep abili</text:p>
          </table:table-cell>
          <table:table-cell table:style-name="ce15" office:value-type="string" calcext:value-type="string">
            <text:p>aai34425</text:p>
          </table:table-cell>
          <table:table-cell table:style-name="ce15" office:value-type="string" calcext:value-type="string">
            <text:p>pa doni</text:p>
          </table:table-cell>
          <table:table-cell table:style-name="ce15" office:value-type="float" office:value="4000000" calcext:value-type="float">
            <text:p>4000000</text:p>
          </table:table-cell>
          <table:table-cell table:style-name="ce15" office:value-type="string" calcext:value-type="string">
            <text:p>ocbc</text:p>
          </table:table-cell>
          <table:table-cell table:style-name="ce15"/>
          <table:table-cell table:style-name="ce15" office:value-type="string" calcext:value-type="string">
            <text:p>BAYAR</text:p>
          </table:table-cell>
          <table:table-cell table:number-columns-repeated="1016"/>
        </table:table-row>
        <table:table-row table:style-name="ro1">
          <table:table-cell table:style-name="ce13" office:value-type="date" office:date-value="2015-12-06" calcext:value-type="date">
            <text:p>06 Desember 2015</text:p>
          </table:table-cell>
          <table:table-cell table:style-name="ce15" office:value-type="string" calcext:value-type="string">
            <text:p>cep abili</text:p>
          </table:table-cell>
          <table:table-cell table:style-name="ce15" office:value-type="string" calcext:value-type="string">
            <text:p>aai4757822</text:p>
          </table:table-cell>
          <table:table-cell table:style-name="ce15" office:value-type="string" calcext:value-type="string">
            <text:p>pa indra</text:p>
          </table:table-cell>
          <table:table-cell table:style-name="ce15" office:value-type="float" office:value="2500000" calcext:value-type="float">
            <text:p>2500000</text:p>
          </table:table-cell>
          <table:table-cell table:style-name="ce15" office:value-type="string" calcext:value-type="string">
            <text:p>ocbc</text:p>
          </table:table-cell>
          <table:table-cell table:style-name="ce15"/>
          <table:table-cell table:style-name="ce15" office:value-type="string" calcext:value-type="string">
            <text:p>BAYAR</text:p>
          </table:table-cell>
          <table:table-cell table:number-columns-repeated="1016"/>
        </table:table-row>
        <table:table-row table:style-name="ro1">
          <table:table-cell table:style-name="ce13" office:value-type="date" office:date-value="2015-12-07" calcext:value-type="date">
            <text:p>07 Desember 2015</text:p>
          </table:table-cell>
          <table:table-cell table:style-name="ce15" office:value-type="string" calcext:value-type="string">
            <text:p>cep abili</text:p>
          </table:table-cell>
          <table:table-cell table:style-name="ce15" office:value-type="string" calcext:value-type="string">
            <text:p>aaai473987</text:p>
          </table:table-cell>
          <table:table-cell table:style-name="ce15" office:value-type="string" calcext:value-type="string">
            <text:p>pa ibro</text:p>
          </table:table-cell>
          <table:table-cell table:style-name="ce15" office:value-type="float" office:value="15000000" calcext:value-type="float">
            <text:p>15000000</text:p>
          </table:table-cell>
          <table:table-cell table:style-name="ce15" office:value-type="string" calcext:value-type="string">
            <text:p>ocbc</text:p>
          </table:table-cell>
          <table:table-cell table:style-name="ce15"/>
          <table:table-cell table:style-name="ce15" office:value-type="string" calcext:value-type="string">
            <text:p>BAYAR</text:p>
          </table:table-cell>
          <table:table-cell table:number-columns-repeated="1016"/>
        </table:table-row>
        <table:table-row table:style-name="ro1">
          <table:table-cell table:style-name="ce13" office:value-type="date" office:date-value="2015-12-08" calcext:value-type="date">
            <text:p>08 Desember 2015</text:p>
          </table:table-cell>
          <table:table-cell table:style-name="ce15" office:value-type="string" calcext:value-type="string">
            <text:p>cep abili</text:p>
          </table:table-cell>
          <table:table-cell table:style-name="ce15" office:value-type="string" calcext:value-type="string">
            <text:p>by2674567</text:p>
          </table:table-cell>
          <table:table-cell table:style-name="ce15" office:value-type="string" calcext:value-type="string">
            <text:p>pa renjul</text:p>
          </table:table-cell>
          <table:table-cell table:style-name="ce15" office:value-type="float" office:value="5000000" calcext:value-type="float">
            <text:p>5000000</text:p>
          </table:table-cell>
          <table:table-cell table:style-name="ce15" office:value-type="string" calcext:value-type="string">
            <text:p>bii</text:p>
          </table:table-cell>
          <table:table-cell table:style-name="ce15"/>
          <table:table-cell table:style-name="ce15" office:value-type="string" calcext:value-type="string">
            <text:p>BAYAR</text:p>
          </table:table-cell>
          <table:table-cell table:number-columns-repeated="1016"/>
        </table:table-row>
        <table:table-row table:style-name="ro1">
          <table:table-cell table:style-name="ce13" office:value-type="date" office:date-value="2015-12-09" calcext:value-type="date">
            <text:p>09 Desember 2015</text:p>
          </table:table-cell>
          <table:table-cell table:style-name="ce15" office:value-type="string" calcext:value-type="string">
            <text:p>cep abili</text:p>
          </table:table-cell>
          <table:table-cell table:style-name="ce15" office:value-type="string" calcext:value-type="string">
            <text:p>by764527</text:p>
          </table:table-cell>
          <table:table-cell table:style-name="ce15" office:value-type="string" calcext:value-type="string">
            <text:p>pa dede</text:p>
          </table:table-cell>
          <table:table-cell table:style-name="ce15" office:value-type="float" office:value="8000000" calcext:value-type="float">
            <text:p>8000000</text:p>
          </table:table-cell>
          <table:table-cell table:style-name="ce15" office:value-type="string" calcext:value-type="string">
            <text:p>bii</text:p>
          </table:table-cell>
          <table:table-cell table:style-name="ce15"/>
          <table:table-cell table:style-name="ce15" office:value-type="string" calcext:value-type="string">
            <text:p>BAYAR</text:p>
          </table:table-cell>
          <table:table-cell table:number-columns-repeated="1016"/>
        </table:table-row>
        <table:table-row table:style-name="ro1">
          <table:table-cell table:style-name="ce13" office:value-type="date" office:date-value="2015-12-10" calcext:value-type="date">
            <text:p>10 Desember 2015</text:p>
          </table:table-cell>
          <table:table-cell table:style-name="ce15" office:value-type="string" calcext:value-type="string">
            <text:p>cep abili</text:p>
          </table:table-cell>
          <table:table-cell table:style-name="ce15" office:value-type="string" calcext:value-type="string">
            <text:p>aau3434354</text:p>
          </table:table-cell>
          <table:table-cell table:style-name="ce15" office:value-type="string" calcext:value-type="string">
            <text:p>pa rifa</text:p>
          </table:table-cell>
          <table:table-cell table:style-name="ce15" office:value-type="float" office:value="15000000" calcext:value-type="float">
            <text:p>15000000</text:p>
          </table:table-cell>
          <table:table-cell table:style-name="ce15" office:value-type="string" calcext:value-type="string">
            <text:p>bii</text:p>
          </table:table-cell>
          <table:table-cell table:style-name="ce15"/>
          <table:table-cell table:style-name="ce15" office:value-type="string" calcext:value-type="string">
            <text:p>BAYAR</text:p>
          </table:table-cell>
          <table:table-cell table:number-columns-repeated="1016"/>
        </table:table-row>
        <table:table-row table:style-name="ro1">
          <table:table-cell table:style-name="ce13" office:value-type="date" office:date-value="2015-12-12" calcext:value-type="date">
            <text:p>12 Desember 2015</text:p>
          </table:table-cell>
          <table:table-cell table:style-name="ce15" office:value-type="string" calcext:value-type="string">
            <text:p>cep abili</text:p>
          </table:table-cell>
          <table:table-cell table:style-name="ce15" office:value-type="string" calcext:value-type="string">
            <text:p>aai275637</text:p>
          </table:table-cell>
          <table:table-cell table:style-name="ce15" office:value-type="string" calcext:value-type="string">
            <text:p>pa taufik</text:p>
          </table:table-cell>
          <table:table-cell table:style-name="ce15" office:value-type="float" office:value="10000000" calcext:value-type="float">
            <text:p>10000000</text:p>
          </table:table-cell>
          <table:table-cell table:style-name="ce15" office:value-type="string" calcext:value-type="string">
            <text:p>bii</text:p>
          </table:table-cell>
          <table:table-cell table:style-name="ce15" table:number-columns-repeated="2"/>
          <table:table-cell table:number-columns-repeated="1016"/>
        </table:table-row>
        <table:table-row table:style-name="ro1">
          <table:table-cell table:style-name="ce13" office:value-type="date" office:date-value="2015-12-12" calcext:value-type="date">
            <text:p>12 Desember 2015</text:p>
          </table:table-cell>
          <table:table-cell table:style-name="ce15" office:value-type="string" calcext:value-type="string">
            <text:p>cep abili</text:p>
          </table:table-cell>
          <table:table-cell table:style-name="ce15" office:value-type="string" calcext:value-type="string">
            <text:p>aai 2222333</text:p>
          </table:table-cell>
          <table:table-cell table:style-name="ce15" office:value-type="string" calcext:value-type="string">
            <text:p>pa oboby</text:p>
          </table:table-cell>
          <table:table-cell table:style-name="ce15" office:value-type="float" office:value="3500000" calcext:value-type="float">
            <text:p>3500000</text:p>
          </table:table-cell>
          <table:table-cell table:style-name="ce15" office:value-type="string" calcext:value-type="string">
            <text:p>ocbc</text:p>
          </table:table-cell>
          <table:table-cell table:style-name="ce15" table:number-columns-repeated="2"/>
          <table:table-cell table:number-columns-repeated="1016"/>
        </table:table-row>
        <table:table-row table:style-name="ro1">
          <table:table-cell table:style-name="ce13" office:value-type="date" office:date-value="2015-12-13" calcext:value-type="date">
            <text:p>13 Desember 2015</text:p>
          </table:table-cell>
          <table:table-cell table:style-name="ce15" office:value-type="string" calcext:value-type="string">
            <text:p>cep abili</text:p>
          </table:table-cell>
          <table:table-cell table:style-name="ce15" office:value-type="string" calcext:value-type="string">
            <text:p>by 2345467</text:p>
          </table:table-cell>
          <table:table-cell table:style-name="ce15" office:value-type="string" calcext:value-type="string">
            <text:p>pa tono</text:p>
          </table:table-cell>
          <table:table-cell table:style-name="ce15" office:value-type="float" office:value="4000000" calcext:value-type="float">
            <text:p>4000000</text:p>
          </table:table-cell>
          <table:table-cell table:style-name="ce15" office:value-type="string" calcext:value-type="string">
            <text:p>bii</text:p>
          </table:table-cell>
          <table:table-cell table:style-name="ce15" table:number-columns-repeated="2"/>
          <table:table-cell table:number-columns-repeated="1016"/>
        </table:table-row>
        <table:table-row table:style-name="ro1">
          <table:table-cell table:style-name="ce13" office:value-type="date" office:date-value="2015-12-14" calcext:value-type="date">
            <text:p>14 Desember 2015</text:p>
          </table:table-cell>
          <table:table-cell table:style-name="ce15" office:value-type="string" calcext:value-type="string">
            <text:p>cep abili</text:p>
          </table:table-cell>
          <table:table-cell table:style-name="ce15" office:value-type="string" calcext:value-type="string">
            <text:p>by 243423</text:p>
          </table:table-cell>
          <table:table-cell table:style-name="ce15" office:value-type="string" calcext:value-type="string">
            <text:p>pa toni</text:p>
          </table:table-cell>
          <table:table-cell table:style-name="ce15" office:value-type="float" office:value="20000000" calcext:value-type="float">
            <text:p>20000000</text:p>
          </table:table-cell>
          <table:table-cell table:style-name="ce15" office:value-type="string" calcext:value-type="string">
            <text:p>ocbc</text:p>
          </table:table-cell>
          <table:table-cell table:style-name="ce15" table:number-columns-repeated="2"/>
          <table:table-cell table:number-columns-repeated="1016"/>
        </table:table-row>
        <table:table-row table:style-name="ro1">
          <table:table-cell table:style-name="ce13" office:value-type="date" office:date-value="2015-12-15" calcext:value-type="date">
            <text:p>15 Desember 2015</text:p>
          </table:table-cell>
          <table:table-cell table:style-name="ce15" office:value-type="string" calcext:value-type="string">
            <text:p>deti nurwiantini</text:p>
          </table:table-cell>
          <table:table-cell table:style-name="ce15" office:value-type="string" calcext:value-type="string">
            <text:p>aai2876543</text:p>
          </table:table-cell>
          <table:table-cell table:style-name="ce15" office:value-type="string" calcext:value-type="string">
            <text:p>pa ibro</text:p>
          </table:table-cell>
          <table:table-cell table:style-name="ce15" office:value-type="float" office:value="15000000" calcext:value-type="float">
            <text:p>15000000</text:p>
          </table:table-cell>
          <table:table-cell table:style-name="ce15" office:value-type="string" calcext:value-type="string">
            <text:p>ocbc</text:p>
          </table:table-cell>
          <table:table-cell table:style-name="ce15" table:number-columns-repeated="2"/>
          <table:table-cell table:number-columns-repeated="1016"/>
        </table:table-row>
        <table:table-row table:style-name="ro1">
          <table:table-cell table:style-name="ce13" office:value-type="date" office:date-value="2015-12-15" calcext:value-type="date">
            <text:p>15 Desember 2015</text:p>
          </table:table-cell>
          <table:table-cell table:style-name="ce15" office:value-type="string" calcext:value-type="string">
            <text:p>deti nurwiantini</text:p>
          </table:table-cell>
          <table:table-cell table:style-name="ce15" office:value-type="string" calcext:value-type="string">
            <text:p>aai474643</text:p>
          </table:table-cell>
          <table:table-cell table:style-name="ce15" office:value-type="string" calcext:value-type="string">
            <text:p>pa danil</text:p>
          </table:table-cell>
          <table:table-cell table:style-name="ce15" office:value-type="float" office:value="2000000" calcext:value-type="float">
            <text:p>2000000</text:p>
          </table:table-cell>
          <table:table-cell table:style-name="ce15" office:value-type="string" calcext:value-type="string">
            <text:p>ocbc</text:p>
          </table:table-cell>
          <table:table-cell table:style-name="ce15" table:number-columns-repeated="2"/>
          <table:table-cell table:number-columns-repeated="1016"/>
        </table:table-row>
        <table:table-row table:style-name="ro1">
          <table:table-cell table:style-name="ce13" office:value-type="date" office:date-value="2015-12-15" calcext:value-type="date">
            <text:p>15 Desember 2015</text:p>
          </table:table-cell>
          <table:table-cell table:style-name="ce15" office:value-type="string" calcext:value-type="string">
            <text:p>deti nurwiantini</text:p>
          </table:table-cell>
          <table:table-cell table:style-name="ce15" office:value-type="string" calcext:value-type="string">
            <text:p>aai5555555</text:p>
          </table:table-cell>
          <table:table-cell table:style-name="ce15" office:value-type="string" calcext:value-type="string">
            <text:p>pa eko</text:p>
          </table:table-cell>
          <table:table-cell table:style-name="ce15" office:value-type="float" office:value="3000000" calcext:value-type="float">
            <text:p>3000000</text:p>
          </table:table-cell>
          <table:table-cell table:style-name="ce15" office:value-type="string" calcext:value-type="string">
            <text:p>bii</text:p>
          </table:table-cell>
          <table:table-cell table:style-name="ce15" table:number-columns-repeated="2"/>
          <table:table-cell table:number-columns-repeated="1016"/>
        </table:table-row>
        <table:table-row table:style-name="ro1">
          <table:table-cell table:style-name="ce13" office:value-type="date" office:date-value="2015-12-15" calcext:value-type="date">
            <text:p>15 Desember 2015</text:p>
          </table:table-cell>
          <table:table-cell table:style-name="ce15" office:value-type="string" calcext:value-type="string">
            <text:p>deti nurwiantini</text:p>
          </table:table-cell>
          <table:table-cell table:style-name="ce15" office:value-type="string" calcext:value-type="string">
            <text:p>aai4446453</text:p>
          </table:table-cell>
          <table:table-cell table:style-name="ce15" office:value-type="string" calcext:value-type="string">
            <text:p>pa ilin</text:p>
          </table:table-cell>
          <table:table-cell table:style-name="ce15" office:value-type="float" office:value="1000000" calcext:value-type="float">
            <text:p>1000000</text:p>
          </table:table-cell>
          <table:table-cell table:style-name="ce15" office:value-type="string" calcext:value-type="string">
            <text:p>bii</text:p>
          </table:table-cell>
          <table:table-cell table:style-name="ce15" table:number-columns-repeated="2"/>
          <table:table-cell table:number-columns-repeated="1016"/>
        </table:table-row>
        <table:table-row table:style-name="ro1">
          <table:table-cell table:style-name="ce13" office:value-type="date" office:date-value="2015-12-15" calcext:value-type="date">
            <text:p>15 Desember 2015</text:p>
          </table:table-cell>
          <table:table-cell table:style-name="ce15" office:value-type="string" calcext:value-type="string">
            <text:p>deti nurwiantini</text:p>
          </table:table-cell>
          <table:table-cell table:style-name="ce15" office:value-type="string" calcext:value-type="string">
            <text:p>aai4532354</text:p>
          </table:table-cell>
          <table:table-cell table:style-name="ce15" office:value-type="string" calcext:value-type="string">
            <text:p>pa demo</text:p>
          </table:table-cell>
          <table:table-cell table:style-name="ce15" office:value-type="float" office:value="4000000" calcext:value-type="float">
            <text:p>4000000</text:p>
          </table:table-cell>
          <table:table-cell table:style-name="ce15" office:value-type="string" calcext:value-type="string">
            <text:p>ocbc</text:p>
          </table:table-cell>
          <table:table-cell table:style-name="ce15" table:number-columns-repeated="2"/>
          <table:table-cell table:number-columns-repeated="1016"/>
        </table:table-row>
        <table:table-row table:style-name="ro1" table:number-rows-repeated="29">
          <table:table-cell table:style-name="ce13"/>
          <table:table-cell table:style-name="ce15" table:number-columns-repeated="7"/>
          <table:table-cell table:number-columns-repeated="1016"/>
        </table:table-row>
        <table:table-row table:style-name="ro1" table:number-rows-repeated="1048517">
          <table:table-cell table:number-columns-repeated="1024"/>
        </table:table-row>
        <table:table-row table:style-name="ro1">
          <table:table-cell table:number-columns-repeated="1024"/>
        </table:table-row>
      </table:table>
      <table:table table:name="DataHP" table:style-name="ta1">
        <office:forms form:automatic-focus="true" form:apply-design-mode="false"/>
        <table:table-column table:style-name="co16" table:default-cell-style-name="Default"/>
        <table:table-column table:style-name="co17" table:default-cell-style-name="Default"/>
        <table:table-column table:style-name="co18" table:default-cell-style-name="Default"/>
        <table:table-column table:style-name="co12" table:default-cell-style-name="Default"/>
        <table:table-column table:style-name="co19" table:default-cell-style-name="Default"/>
        <table:table-column table:style-name="co20" table:default-cell-style-name="Default"/>
        <table:table-column table:style-name="co21" table:default-cell-style-name="Default"/>
        <table:table-row table:style-name="ro1">
          <table:table-cell office:value-type="string" calcext:value-type="string">
            <text:p>TANGGAL</text:p>
          </table:table-cell>
          <table:table-cell office:value-type="string" calcext:value-type="string">
            <text:p>NAMA GIRO</text:p>
          </table:table-cell>
          <table:table-cell office:value-type="string" calcext:value-type="string">
            <text:p>NO GIRO</text:p>
          </table:table-cell>
          <table:table-cell office:value-type="string" calcext:value-type="string">
            <text:p>NAMA PENERIMA</text:p>
          </table:table-cell>
          <table:table-cell office:value-type="string" calcext:value-type="string">
            <text:p>JUMLAH UANG</text:p>
          </table:table-cell>
          <table:table-cell office:value-type="string" calcext:value-type="string">
            <text:p>BANK</text:p>
          </table:table-cell>
          <table:table-cell office:value-type="string" calcext:value-type="string">
            <text:p>KETERANGAN</text:p>
          </table:table-cell>
        </table:table-row>
        <table:table-row table:style-name="ro1">
          <table:table-cell office:value-type="string" calcext:value-type="string">
            <text:p>dfsdsd</text:p>
          </table:table-cell>
          <table:table-cell office:value-type="string" calcext:value-type="string">
            <text:p>asdsdff</text:p>
          </table:table-cell>
          <table:table-cell table:number-columns-repeated="5"/>
        </table:table-row>
      </table:table>
      <table:named-expressions>
        <table:named-range table:name="inputformgiro" table:base-cell-address="$InputGiro.$M$1" table:cell-range-address="$InputGiro.$H$1:.$N$1"/>
      </table:named-expressions>
      <table:database-ranges>
        <table:database-range table:name="__Anonymous_Sheet_DB__1" table:target-range-address="DataGiro.A1:DataGiro.A1048576" table:orientation="column">
          <table:filter>
            <table:filter-and>
              <table:filter-condition table:field-number="0" table:value="12/5/2015" table:operator="&gt;="/>
              <table:filter-condition table:field-number="0" table:value="12/9/2015" table:operator="&lt;="/>
            </table:filter-and>
          </table:filter>
        </table:database-range>
      </table:database-range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ans" svg:font-family="'Liberation Sans'"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table-cell">
      <style:paragraph-properties style:tab-stop-distance="12.7mm"/>
      <style:text-properties style:font-name="Liberation Sans" fo:language="en" fo:country="US" style:font-name-asian="DejaVu Sans" style:language-asian="zh" style:country-asian="CN" style:font-name-complex="DejaVu Sans"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fo:font-family="'Liberation Serif'" style:font-family-generic="roman" style:font-pitch="variable" fo:font-size="12pt" fo:language="en" fo:country="US" style:letter-kerning="true" style:font-name-asian="DejaVu Sans" style:font-size-asian="12pt" style:language-asian="zh" style:country-asian="CN" style:font-name-complex="DejaVu Sans" style:font-size-complex="12pt" style:language-complex="hi" style:country-complex="IN"/>
    </style:default-style>
    <number:number-style style:name="N0">
      <number:number number:min-integer-digits="1"/>
    </number:number-style>
    <number:currency-style style:name="N104P0" style:volatile="true">
      <number:currency-symbol number:language="en" number:country="US">$</number:currency-symbol>
      <number:number number:decimal-places="2" loext:min-decimal-places="2" number:min-integer-digits="1" number:grouping="true"/>
    </number:currency-style>
    <number:currency-style style:name="N104">
      <style:text-properties fo:color="#ff0000"/>
      <number:text>-</number:text>
      <number:currency-symbol number:language="en" number:country="US">$</number:currency-symbol>
      <number:number number:decimal-places="2" loext:min-decimal-places="2" number:min-integer-digits="1" number:grouping="true"/>
      <style:map style:condition="value()&gt;=0" style:apply-style-name="N104P0"/>
    </number:currency-style>
    <number:time-style style:name="N122">
      <number:minutes number:style="long"/>
      <number:text>:</number:text>
      <number:seconds number:style="long"/>
    </number:time-style>
    <number:time-style style:name="N123" number:truncate-on-overflow="false">
      <number:hours/>
      <number:text>:</number:text>
      <number:minutes number:style="long"/>
      <number:text>:</number:text>
      <number:seconds number:style="long"/>
    </number:time-style>
    <number:time-style style:name="N124">
      <number:minutes number:style="long"/>
      <number:text>:</number:text>
      <number:seconds number:style="long" number:decimal-places="1"/>
    </number:time-style>
    <number:number-style style:name="N125">
      <number:scientific-number number:decimal-places="1" loext:min-decimal-places="1" number:min-integer-digits="1" number:min-exponent-digits="1" loext:exponent-interval="3" loext:forced-exponent-sign="true"/>
    </number:number-style>
    <number:currency-style style:name="N10105P0" style:volatile="true" number:language="id" number:country="ID">
      <number:currency-symbol number:language="id" number:country="ID">Rp</number:currency-symbol>
      <number:number number:decimal-places="2" loext:min-decimal-places="2" number:min-integer-digits="1" number:grouping="true"/>
    </number:currency-style>
    <number:currency-style style:name="N10105" number:language="id" number:country="ID">
      <style:text-properties fo:color="#ff0000"/>
      <number:text>(</number:text>
      <number:currency-symbol number:language="id" number:country="ID">Rp</number:currency-symbol>
      <number:number number:decimal-places="2" loext:min-decimal-places="2" number:min-integer-digits="1" number:grouping="true"/>
      <number:text>)</number:text>
      <style:map style:condition="value()&gt;=0" style:apply-style-name="N10105P0"/>
    </number:currency-style>
    <number:currency-style style:name="N20122P0" style:volatile="true" number:language="en" number:country="US">
      <number:currency-symbol/>
      <number:number number:decimal-places="0" loext:min-decimal-places="0" number:min-integer-digits="1" number:grouping="true"/>
      <number:text> </number:text>
    </number:currency-style>
    <number:currency-style style:name="N20122" number:language="en" number:country="US">
      <number:text>(</number:text>
      <number:currency-symbol/>
      <number:number number:decimal-places="0" loext:min-decimal-places="0" number:min-integer-digits="1" number:grouping="true"/>
      <number:text>)</number:text>
      <style:map style:condition="value()&gt;=0" style:apply-style-name="N20122P0"/>
    </number:currency-style>
    <number:currency-style style:name="N20123P0" style:volatile="true" number:language="en" number:country="US">
      <number:currency-symbol/>
      <number:number number:decimal-places="0" loext:min-decimal-places="0" number:min-integer-digits="1" number:grouping="true"/>
      <number:text> </number:text>
    </number:currency-style>
    <number:currency-style style:name="N20123"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20123P0"/>
    </number:currency-style>
    <number:currency-style style:name="N20125P0" style:volatile="true" number:language="en" number:country="US">
      <number:currency-symbol/>
      <number:number number:decimal-places="2" loext:min-decimal-places="2" number:min-integer-digits="1" number:grouping="true"/>
      <number:text> </number:text>
    </number:currency-style>
    <number:currency-style style:name="N20125" number:language="en" number:country="US">
      <number:text>(</number:text>
      <number:currency-symbol/>
      <number:number number:decimal-places="2" loext:min-decimal-places="2" number:min-integer-digits="1" number:grouping="true"/>
      <number:text>)</number:text>
      <style:map style:condition="value()&gt;=0" style:apply-style-name="N20125P0"/>
    </number:currency-style>
    <number:currency-style style:name="N20126P0" style:volatile="true" number:language="en" number:country="US">
      <number:currency-symbol/>
      <number:number number:decimal-places="2" loext:min-decimal-places="2" number:min-integer-digits="1" number:grouping="true"/>
      <number:text> </number:text>
    </number:currency-style>
    <number:currency-style style:name="N20126"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20126P0"/>
    </number:currency-style>
    <number:date-style style:name="N20127" number:language="en" number:country="US">
      <number:month/>
      <number:text>/</number:text>
      <number:day/>
      <number:text>/</number:text>
      <number:year number:style="long"/>
    </number:date-style>
    <number:date-style style:name="N20128" number:language="en" number:country="US">
      <number:day/>
      <number:text>-</number:text>
      <number:month number:textual="true"/>
      <number:text>-</number:text>
      <number:year/>
    </number:date-style>
    <number:date-style style:name="N20129" number:language="en" number:country="US">
      <number:day/>
      <number:text>-</number:text>
      <number:month number:textual="true"/>
    </number:date-style>
    <number:date-style style:name="N20130" number:language="en" number:country="US">
      <number:month number:textual="true"/>
      <number:text>-</number:text>
      <number:year/>
    </number:date-style>
    <number:time-style style:name="N20131" number:language="en" number:country="US">
      <number:hours/>
      <number:text>:</number:text>
      <number:minutes number:style="long"/>
      <number:text> </number:text>
      <number:am-pm/>
    </number:time-style>
    <number:time-style style:name="N20132" number:language="en" number:country="US">
      <number:hours/>
      <number:text>:</number:text>
      <number:minutes number:style="long"/>
      <number:text>:</number:text>
      <number:seconds number:style="long"/>
      <number:text> </number:text>
      <number:am-pm/>
    </number:time-style>
    <number:time-style style:name="N20133" number:language="en" number:country="US">
      <number:hours/>
      <number:text>:</number:text>
      <number:minutes number:style="long"/>
    </number:time-style>
    <number:time-style style:name="N20134" number:language="en" number:country="US">
      <number:hours/>
      <number:text>:</number:text>
      <number:minutes number:style="long"/>
      <number:text>:</number:text>
      <number:seconds number:style="long"/>
    </number:time-style>
    <number:date-style style:name="N20135" number:language="en" number:country="US">
      <number:month/>
      <number:text>/</number:text>
      <number:day/>
      <number:text>/</number:text>
      <number:year number:style="long"/>
      <number:text> </number:text>
      <number:hours/>
      <number:text>:</number:text>
      <number:minutes number:style="long"/>
    </number:date-style>
    <number:number-style style:name="N20137P0" style:volatile="true" number:language="en" number:country="US">
      <number:number number:decimal-places="0" loext:min-decimal-places="0" number:min-integer-digits="1" number:grouping="true"/>
      <number:text> </number:text>
    </number:number-style>
    <number:number-style style:name="N20137" number:language="en" number:country="US">
      <style:text-properties fo:color="#ff0000"/>
      <number:text>(</number:text>
      <number:number number:decimal-places="0" loext:min-decimal-places="0" number:min-integer-digits="1" number:grouping="true"/>
      <number:text>)</number:text>
      <style:map style:condition="value()&gt;=0" style:apply-style-name="N20137P0"/>
    </number:number-style>
    <number:number-style style:name="N20139P0" style:volatile="true" number:language="en" number:country="US">
      <number:number number:decimal-places="2" loext:min-decimal-places="2" number:min-integer-digits="1" number:grouping="true"/>
      <number:text> </number:text>
    </number:number-style>
    <number:number-style style:name="N20139" number:language="en" number:country="US">
      <style:text-properties fo:color="#ff0000"/>
      <number:text>(</number:text>
      <number:number number:decimal-places="2" loext:min-decimal-places="2" number:min-integer-digits="1" number:grouping="true"/>
      <number:text>)</number:text>
      <style:map style:condition="value()&gt;=0" style:apply-style-name="N20139P0"/>
    </number:number-style>
    <number:number-style style:name="N20143P0" style:volatile="true" number:language="en" number:country="US">
      <loext:fill-character> </loext:fill-character>
      <number:number number:decimal-places="0" loext:min-decimal-places="0" number:min-integer-digits="1" number:grouping="true"/>
      <number:text> </number:text>
    </number:number-style>
    <number:number-style style:name="N20143P1" style:volatile="true" number:language="en" number:country="US">
      <loext:fill-character> </loext:fill-character>
      <number:text>(</number:text>
      <number:number number:decimal-places="0" loext:min-decimal-places="0" number:min-integer-digits="1" number:grouping="true"/>
      <number:text>)</number:text>
    </number:number-style>
    <number:number-style style:name="N20143P2" style:volatile="true" number:language="en" number:country="US">
      <loext:fill-character> </loext:fill-character>
      <number:text>- </number:text>
    </number:number-style>
    <number:text-style style:name="N20143" number:language="en" number:country="US">
      <number:text-content/>
      <number:text> </number:text>
      <style:map style:condition="value()&gt;0" style:apply-style-name="N20143P0"/>
      <style:map style:condition="value()&lt;0" style:apply-style-name="N20143P1"/>
      <style:map style:condition="value()=0" style:apply-style-name="N20143P2"/>
    </number:text-style>
    <number:currency-style style:name="N20147P0" style:volatile="true" number:language="en" number:country="US">
      <number:currency-symbol/>
      <loext:fill-character> </loext:fill-character>
      <number:number number:decimal-places="0" loext:min-decimal-places="0" number:min-integer-digits="1" number:grouping="true"/>
      <number:text> </number:text>
    </number:currency-style>
    <number:currency-style style:name="N20147P1" style:volatile="true" number:language="en" number:country="US">
      <number:currency-symbol/>
      <loext:fill-character> </loext:fill-character>
      <number:text>(</number:text>
      <number:number number:decimal-places="0" loext:min-decimal-places="0" number:min-integer-digits="1" number:grouping="true"/>
      <number:text>)</number:text>
    </number:currency-style>
    <number:currency-style style:name="N20147P2" style:volatile="true" number:language="en" number:country="US">
      <number:currency-symbol/>
      <loext:fill-character> </loext:fill-character>
      <number:text>- </number:text>
    </number:currency-style>
    <number:text-style style:name="N20147" number:language="en" number:country="US">
      <number:text-content/>
      <number:text> </number:text>
      <style:map style:condition="value()&gt;0" style:apply-style-name="N20147P0"/>
      <style:map style:condition="value()&lt;0" style:apply-style-name="N20147P1"/>
      <style:map style:condition="value()=0" style:apply-style-name="N20147P2"/>
    </number:text-style>
    <number:number-style style:name="N20151P0" style:volatile="true" number:language="en" number:country="US">
      <loext:fill-character> </loext:fill-character>
      <number:number number:decimal-places="2" loext:min-decimal-places="2" number:min-integer-digits="1" number:grouping="true"/>
      <number:text> </number:text>
    </number:number-style>
    <number:number-style style:name="N20151P1" style:volatile="true" number:language="en" number:country="US">
      <loext:fill-character> </loext:fill-character>
      <number:text>(</number:text>
      <number:number number:decimal-places="2" loext:min-decimal-places="2" number:min-integer-digits="1" number:grouping="true"/>
      <number:text>)</number:text>
    </number:number-style>
    <number:number-style style:name="N20151P2" style:volatile="true" number:language="en" number:country="US">
      <loext:fill-character> </loext:fill-character>
      <number:text>-</number:text>
      <number:number number:decimal-places="0" loext:min-decimal-places="0" number:min-integer-digits="0"/>
      <number:text> </number:text>
    </number:number-style>
    <number:text-style style:name="N20151" number:language="en" number:country="US">
      <number:text-content/>
      <number:text> </number:text>
      <style:map style:condition="value()&gt;0" style:apply-style-name="N20151P0"/>
      <style:map style:condition="value()&lt;0" style:apply-style-name="N20151P1"/>
      <style:map style:condition="value()=0" style:apply-style-name="N20151P2"/>
    </number:text-style>
    <number:currency-style style:name="N20155P0" style:volatile="true" number:language="en" number:country="US">
      <number:currency-symbol/>
      <loext:fill-character> </loext:fill-character>
      <number:number number:decimal-places="2" loext:min-decimal-places="2" number:min-integer-digits="1" number:grouping="true"/>
      <number:text> </number:text>
    </number:currency-style>
    <number:currency-style style:name="N20155P1" style:volatile="true" number:language="en" number:country="US">
      <number:currency-symbol/>
      <loext:fill-character> </loext:fill-character>
      <number:text>(</number:text>
      <number:number number:decimal-places="2" loext:min-decimal-places="2" number:min-integer-digits="1" number:grouping="true"/>
      <number:text>)</number:text>
    </number:currency-style>
    <number:currency-style style:name="N20155P2" style:volatile="true" number:language="en" number:country="US">
      <number:currency-symbol/>
      <loext:fill-character> </loext:fill-character>
      <number:text>-</number:text>
      <number:number number:decimal-places="0" loext:min-decimal-places="0" number:min-integer-digits="0"/>
      <number:text> </number:text>
    </number:currency-style>
    <number:text-style style:name="N20155" number:language="en" number:country="US">
      <number:text-content/>
      <number:text> </number:text>
      <style:map style:condition="value()&gt;0" style:apply-style-name="N20155P0"/>
      <style:map style:condition="value()&lt;0" style:apply-style-name="N20155P1"/>
      <style:map style:condition="value()=0" style:apply-style-name="N20155P2"/>
    </number:text-style>
    <style:style style:name="Default" style:family="table-cell">
      <style:text-properties style:font-name-asian="Droid Sans Fallback" style:font-family-asian="'Droid Sans Fallback'" style:font-family-generic-asian="system" style:font-pitch-asian="variable" style:font-name-complex="FreeSans" style:font-family-complex="FreeSans"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04"/>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15-12-10">00/00/0000</text:date>, <text:time style:data-style-name="N2" text:time-value="16:09:52.213915729">00:00:00</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richie </meta:initial-creator>
    <meta:creation-date>2015-11-26T14:46:41.328208064</meta:creation-date>
    <dc:date>2015-12-10T16:27:43.682383151</dc:date>
    <dc:creator>richie </dc:creator>
    <meta:editing-duration>PT9H35M6S</meta:editing-duration>
    <meta:editing-cycles>68</meta:editing-cycles>
    <meta:generator>LibreOffice/5.0.3.2$Linux_x86 LibreOffice_project/00m0$Build-2</meta:generator>
    <meta:document-statistic meta:table-count="3" meta:cell-count="212" meta:object-count="21"/>
  </office:meta>
</office:document-meta>
</file>

<file path=Basic/Standard/FilterData.xml><?xml version="1.0" encoding="utf-8"?>
<!DOCTYPE module  PUBLIC '-//OpenOffice.org//DTD OfficeDocument 1.0//EN'  'module.dtd'>
<script:module xmlns:script="http://openoffice.org/2000/script" script:name="FilterData" script:language="StarBasic">REM  *****  BASIC  *****

Sub Main

End Sub

Sub Lihat_Data
Bukakunci
CleanInputGiro
filtra_data()
Remove_filter()
TutupKunci
End Sub

Function Insert_To_DataGiro
  Dim oCurrentController As Variant
  Dim oActiveSheet As Variant
  Dim oSheets As Variant
  Dim oObj1 As Variant
  Dim oCellRangeByName As Variant
  Dim aRangeAddress As New com.sun.star.table.CellRangeAddress
  Dim oObj2 As Variant
  Dim oCellRangeByName2 As Variant
  Dim aCellAddress As New com.sun.star.table.CellAddress

  oCurrentController = ThisComponent.getCurrentController()
  oActiveSheet = oCurrentController.getActiveSheet()
  oSheets = ThisComponent.getSheets()
  
  oObj1 = oSheets.getByName("DataGiro")
  oCellRangeByName = oObj1.getCellRangeByName("A2:h1048000")
  aRangeAddress = oCellRangeByName.getRangeAddress()
  
  oObj2 = oSheets.getByName("InputGiro")
  oCellRangeByName2 = oObj2.getCellRangeByName("A19")
  aCellAddress = oCellRangeByName2.getCellAddress()
  
  oActiveSheet.copyRange(aCellAddress, aRangeAddress)
End Function

Sub filtra_data()
	doc = thiscomponent
    Dim xRange as object
    Dim FilterDesc as Object
    Dim FilterFields(1) as new com.sun.star.sheet.TableFilterField
       
    Dim data_da
    Dim data_a
    	 data_da = InputBox("Masukan Tanggal Awal (mm/dd/yyyy): ")
         If data_da = "" Then Exit sub
         data_a = InputBox("Masukan Tanggal Akhir (mm/dd/yyyy): ")
         If data_a = "" Then Exit sub
         xRange = thiscomponent.sheets().getByName("DataGiro").getCellRangeByName("A:A")
         FilterDesc = xRange.createFilterDescriptor(true)

         FilterDesc.ContainsHeader = true
         FilterFields(0).Field = 0
         FilterFields(0).IsNumeric = false
         FilterFields(0).Operator = com.sun.star.sheet.FilterOperator.GREATER_EQUAL
         FilterFields(0).StringValue = data_da
           
         FilterFields(1).Field = 0
         FilterFields(1).IsNumeric = false
         FilterFields(1).Operator = com.sun.star.sheet.FilterOperator.LESS_EQUAL
         FilterFields(1).StringValue = data_a
         FilterDesc.SetFilterFields(FilterFields)
         xRange.Filter(FilterDesc)
Insert_To_DataGiro
End Sub

Function Remove_filter()
	doc = ThisComponent
    doc.sheets().getByName("DataGiro").Rows.Isvisible = true
End Function

Sub CleanInputGiro
Bukakunci
Doc = ThisComponent
GetSheet = Doc.Sheets().getByName("InputGiro").getcellrangebyname("A19:H1048576")
CleanSelectedarea=GetSheet.clearcontents (1 + 2 + 4 + 8 + 16 + 32 + 64 + 128 + 256 + 512 )
End Sub

Sub Bukakunci
Doc = ThisComponent
Doc.sheets().getbyname("InputGiro").unprotect ""
Doc.sheets().getbyname("DataGiro").unprotect ""
End Sub

Sub TutupKunci
Doc = ThisComponent
Doc.sheets().getbyname("InputGiro").protect ""
Doc.sheets().getbyname("DataGiro").protect ""
End Sub
</script:module>
</file>

<file path=Basic/Standard/FindData.xml><?xml version="1.0" encoding="utf-8"?>
<!DOCTYPE module  PUBLIC '-//OpenOffice.org//DTD OfficeDocument 1.0//EN'  'module.dtd'>
<script:module xmlns:script="http://openoffice.org/2000/script" script:name="FindData" script:language="StarBasic">REM  *****  BASIC  *****

Sub Main

End Sub

Sub FindData
	dim A as string
	dim k as boolean 
	dim sAns as Date
    oDoc = ThisComponent
    sAns = oDoc.currentselection.value 
    print sAns
    rem ---- Input Box 
    	If sAns = "" then exit sub'Blank entry or Cancel clicked.
    	print sAns
		oSheet = oDoc.sheets().getByName("DataGiro").getcellrangebyname ("A:A")'Get active sheet.
  		FandR = oSheet.createSearchDescriptor 'Set up find and replace.
   	 	FandR.SearchCaseSensitive = false
   	 	FandR.setSearchString(sAns)
    	FandR.Searchwords = true 'Entire cell must match.
        oCell = oSheet.findfirst(FandR)
    	c = oCell.celladdress.row
    	print c
	do while not IsNull(oCell)
     	if isnull(oCell) then
        msgbox ("Data tidak ada",0,"Informasi")
		else
		oCell.CharWeight = com.sun.star.awt.FontWeight.BOLD
		oCell = oSheet.findNext( oCell.end, FandR)
		end if
	loop

end sub
</script:module>
</file>

<file path=Basic/Standard/ImportData.xml><?xml version="1.0" encoding="utf-8"?>
<!DOCTYPE module  PUBLIC '-//OpenOffice.org//DTD OfficeDocument 1.0//EN'  'module.dtd'>
<script:module xmlns:script="http://openoffice.org/2000/script" script:name="ImportData" script:language="StarBasic">REM  *****  BASIC  *****

Sub Main

End Sub

REM  *****  BASIC  *****

Sub S_import_from_A_B

oCdoc=thiscomponent
sURLFolder=replace(oCdoc.url,oCdoc.title,"")
oCSheet=oCdoc.sheets().GetbyName("DataHP")

File = thiscomponent.sheets().getBYname("InputGiro").getcellrangebyname("H3").string
Dim FileProperties(2) As New com.sun.star.beans.PropertyValue
FileProperties(0).Name = "FilterName"
FileProperties(0).Value ="scalc: Text - txt - csv (StarOffice Calc)"
FileProperties(1).Name = "USE_CONFIG"
FileProperties(1).Value ="3"
FileProperties(2).Name = "Hidden"
FileProperties(2).Value = True
sURLFolderA=sURLFolder+File
Msgbox (sURLFolderA,0,"PMC SOFTWARES")
oAdoc = StarDesktop.loadComponentFromURL(sURLFolderA, "_blank", 0, FileProperties())

oASheet=oAdoc.sheets().getByName("InputHPGiro")'Tabelle 3
oArange=oASheet.getCellRangeByName("A1:h1000")'source
oAarray=oArange.getDataArray()
oCrange=oCSheet.getCellRangeByName("A1:h1000")'target
oCrange.setDataArray(oAarray)
oAdoc.close (-1)

End Sub


sub dsagasdf
msgbox ("coba aja")
msgbox = msgbox


end sub
</script:module>
</file>

<file path=Basic/Standard/InsertData.xml><?xml version="1.0" encoding="utf-8"?>
<!DOCTYPE module  PUBLIC '-//OpenOffice.org//DTD OfficeDocument 1.0//EN'  'module.dtd'>
<script:module xmlns:script="http://openoffice.org/2000/script" script:name="InsertData" script:language="StarBasic">REM  *****  BASIC  *****

Sub Main
BukaKunci
Insert_To_DataGiro
ClearContents
TutupKunci
End Sub

Function Conditionalstatement as boolean
Doc = Thiscomponent
GetDataNames = Doc.namedranges.getbyName("inputformgiro").getreferredcells
DataEmpty = GetDataNames.getcellbyPosition(1,0).String
if DataEmpty = "" Then
Conditionalstatement = tRUE
MsgBox ("Data Tidak Boleh Kosong",0,"PMC SOFTWARES") 
Else
End If
end function

Sub Insert_To_DataGiro
if Conditionalstatement = TRUE then exit sub
Rem ------- Definition of Variables
Doc = ThisComponent
Rem ------- Insert Cell
Datacell = Doc.Sheets().getByName ("DataGiro").GetCellRangeByName ("A2:g2").rangeaddress
Doc.Sheets().getByName ("DataGiro").Insertcells(Datacell,com.sun.star.sheet.CellInsertMode.DOWN)
Rem ------- Copy Paste Data
GetDataNames = Doc.namedranges.getbyName("inputformgiro").getreferredcells
GetRangesource = GetDataNames.getcellrangebyname("inputformgiro")
GetRangetarget = Doc.Sheets.getByName("DataGiro").getCellrangebyposition(0,1,6,1)
GetRangetarget.dataarray = GetRangesource.dataarray
ClearContents
End Sub

Function ClearContents
Rem ------- cleancontents 
getDatanames = thiscomponent.NamedRanges().getbyname("inputformgiro").getreferredCells
getDatanames.getcellrangebyname("inputformgiro").clearcontents (1 + 2 + 4 + 8 + 16 + 32 + 64 + 128 )
thiscomponent.NamedRanges().getbyname("inputformgiro").getreferredCells().getcellbyposition(0,0).formula = "=H2"
End Function

Sub Bukakunci
Doc = ThisComponent
Doc.sheets().getbyname("DataGiro").unprotect ""
Doc.sheets().getbyname("InputGiro").unprotect ""
End Sub

Sub TutupKunci
Doc = ThisComponent
Doc.sheets().getbyname("DataGiro").protect ""
Doc.sheets().getbyname("InputGiro").protect ""
End Sub
</script:module>
</file>

<file path=Basic/Standard/PindahSheet.xml><?xml version="1.0" encoding="utf-8"?>
<!DOCTYPE module  PUBLIC '-//OpenOffice.org//DTD OfficeDocument 1.0//EN'  'module.dtd'>
<script:module xmlns:script="http://openoffice.org/2000/script" script:name="PindahSheet" script:language="StarBasic">REM  *****  BASIC  *****

Sub Main

End Sub

Sub PindahSheet
Thiscomponent.sheets().getbyname("INPUTGIRO")
thiscomponent.currentcontroller.setactivesheet(Thiscomponent.sheets().getbyname("INPUTGIRO"))
End Sub
</script:module>
</file>

<file path=Basic/Standard/ReminderSet.xml><?xml version="1.0" encoding="utf-8"?>
<!DOCTYPE module  PUBLIC '-//OpenOffice.org//DTD OfficeDocument 1.0//EN'  'module.dtd'>
<script:module xmlns:script="http://openoffice.org/2000/script" script:name="ReminderSet" script:language="StarBasic">REM  *****  BASIC  *****

Sub Main

End Sub
Dim Doc as object 

Sub Reminder_set
dim jumldat as integer
dim cellA as date
dim i as integer
HitungDataBerbatas(jumldat)
iBox = 56
MSGbox ("Nanti tekan" &amp; CHR (10) &amp; "Yes        : bila ingin menandai sudah dibayar" &amp; CHR(13) &amp; "No        : bila ingin melanjutkan" &amp; CHR (13) &amp; "Cancel  : bila ingin keluar",0,"PMC Software")
'print jumldat
for i = 1 to jumldat
cellA = Doc.Sheets().getByName("DataGiro").getCellbyPosition(0,i).value
Kosong = Doc.Sheets().getByName("DataGiro").getCellbyPosition(7,i).string
if cellA &lt;= date and Kosong = "" then
cellB = Doc.Sheets().getByName("DataGiro").getCellbyPosition(1,i).string
cellC = Doc.Sheets().getByName("DataGiro").getCellbyPosition(2,i).string
cellD = Doc.Sheets().getByName("DataGiro").getCellbyPosition(3,i).string
cellE = Doc.Sheets().getByName("DataGiro").getCellbyPosition(4,i).string
cellF = Doc.Sheets().getByName("DataGiro").getCellbyPosition(5,i).string
cellG = Doc.Sheets().getByName("DataGiro").getCellbyPosition(6,i).string

Select Case MsgBox ("Daftar Giro yg telah jatuh Tempo : "&amp; CHR(13) &amp; "TANGGAL : " &amp; cellA &amp; CHR(13) &amp; "NAMA GIRO : " &amp; cellB &amp; CHR(13) &amp; "NO GIRO : " &amp; cellC &amp; CHR(13) &amp; "NAMA PENERIMA : " &amp; cellD &amp; CHR(13) &amp; "JUMLAH UANG : " &amp; cellE &amp; CHR(13) &amp; "BANK : " &amp; cellF &amp; CHR(13) &amp; "KETERANGAN : " &amp; cellG ,3,"PMC Software")
Case 6
Doc.Sheets().getByName("DataGiro").getCellbyPosition(7,i).string = "BAYAR"
Case 7

Case 2
exit for
case else
End select

else
end if
next i
ReminderSet2
End Sub

function HitungDataBerbatas(coundata as integer)
	Dim i,countdata as integer
	Dim getdate as date
rem define variables
	Doc = ThisComponent
	i = 1
	j = -1
	getdate = Doc.Sheets().getByName("DataGiro").getCellbyPosition(0,i).value
rem looping
	do
'print i
	getdate= Doc.Sheets().getByName("DataGiro").getCellbyPosition(0,i).value
'print getcell
	i = i + 1
	j = j + 1
	loop until getdate &lt;= date - 30
	coundata = j
rem end looping
rem output countdata
end function


Sub Test 
  Dim A As Integer
  A = 10
  ChangeValue(A)
print A
End Sub
 
Sub ChangeValue(TheValue As Integer)
  TheValue = 20
End Sub


Sub ReminderSet2
dim jumldat as integer
dim cellA as date
dim i as integer
HitungDataBerbatas2(jumldat)
iBox = 56
'print jumldat
for i = 1 to jumldat
cellA = Doc.Sheets().getByName("DataHP").getCellbyPosition(0,i).value
Kosong = Doc.Sheets().getByName("DataHP").getCellbyPosition(7,i).string
if cellA &lt;= date and Kosong = "" then
cellB = Doc.Sheets().getByName("DataHP").getCellbyPosition(1,i).string
cellC = Doc.Sheets().getByName("DataHP").getCellbyPosition(2,i).string
cellD = Doc.Sheets().getByName("DataHP").getCellbyPosition(3,i).string
cellE = Doc.Sheets().getByName("DataHP").getCellbyPosition(4,i).string
cellF = Doc.Sheets().getByName("DataHP").getCellbyPosition(5,i).string
cellG = Doc.Sheets().getByName("DataHP").getCellbyPosition(6,i).string

Select Case MsgBox ("Daftar Giro (Data HP) yg telah jatuh Tempo : "&amp; CHR(13) &amp; "TANGGAL : " &amp; cellA &amp; CHR(13) &amp; "NAMA GIRO : " &amp; cellB &amp; CHR(13) &amp; "NO GIRO : " &amp; cellC &amp; CHR(13) &amp; "NAMA PENERIMA : " &amp; cellD &amp; CHR(13) &amp; "JUMLAH UANG : " &amp; cellE &amp; CHR(13) &amp; "BANK : " &amp; cellF &amp; CHR(13) &amp; "KETERANGAN : " &amp; cellG ,3,"PMC Software")
Case 6
Doc.Sheets().getByName("DataHP").getCellbyPosition(7,i).string = "BAYAR"
Case 7

Case 2
exit for
case else

End select
else
end if
next i

End Sub

function HitungDataBerbatas2(coundata as integer)
	Dim i,countdata as integer
	Dim getdate as date
rem define variables
	Doc = ThisComponent
	i = 1
	j = -1
	getdate = Doc.Sheets().getByName("DataHP").getCellbyPosition(0,i).value
rem looping
	do
'print i
	getdate= Doc.Sheets().getByName("DataHP").getCellbyPosition(0,i).value
'print getcell
	i = i + 1
	j = j + 1
	loop until getdate &lt;= date - 30
	coundata = j
rem end looping
rem output countdata
end function
</script:module>
</file>

<file path=Basic/Standard/Tampilan.xml><?xml version="1.0" encoding="utf-8"?>
<!DOCTYPE module  PUBLIC '-//OpenOffice.org//DTD OfficeDocument 1.0//EN'  'module.dtd'>
<script:module xmlns:script="http://openoffice.org/2000/script" script:name="Tampilan" script:language="StarBasic">REM  *****  BASIC  *****

Sub Main

End Sub

Sub awalbuka


End Sub

Sub sambutan

MsgBox "Aplikasi Multi Usaha.IstCell" ,0,"PMC Software"


end sub


Sub tutupsemuatoolbarKK
bukasheet
bukacolumnrow
bukascrollbar
bukatoolbar
bukaformula
bukastatusbar
end sub

Sub tutupsemuatoolbar
rem ----------------------------------------------------------------------
tutupsheet
tutupcolumnrow
tutupscrollbar
tutuptoolbar
tutupformula
tutupstatusbar
end sub

Sub tutupsemuatoolbar3

doc = thiscomponent

rem ----------------------------------------------------------------------
tutupsheet
tutupcolumnrow
tutupscrollbar
tutuptoolbar
tutupformula
tutupstatusbar
gotoprint=doc.sheets(0)
gotoprint2 = doc.currentcontroller

gotoprint2.select(gotoprint)
end sub

rem -----------------------
sub bukasheet
doc = thiscomponent
l =  thiscomponent.currentcontroller
l.sheettabs = true

end sub
rem -----------------------

sub tutupsheet
doc = thiscomponent
l =  thiscomponent.currentcontroller
l.sheettabs = false

end sub


sub bukacolumnrow
doc = thiscomponent
l =  thiscomponent.currentcontroller
l.columnrowheaders = true
end sub

rem -----------------------

sub tutupcolumnrow
doc = thiscomponent
l =  thiscomponent.currentcontroller
l.columnrowheaders = false
end sub


sub bukascrollbar
	controller = thisComponent.currentController
	controller.horizontalscrollbar = true
	controller.verticalscrollbar = true
end sub

rem -----------------------

sub tutupscrollbar
	controller = thisComponent.currentController
	controller.horizontalscrollbar = false
	controller.verticalscrollbar = false
end sub

rem -----------------------
sub bukagrid

	controller = ThisComponent.CurrentController
    controller.ShowGrid = true

end sub

rem -----------------------

sub tutupgrid

	controller = ThisComponent.CurrentController
    controller.ShowGrid = false

end sub

rem------------
sub bukasimbol
	controller = ThisComponent.CurrentController
    controller.outlinesymbols = true
end sub

rem --------------------------------------
sub tutupsimbol
	controller = ThisComponent.CurrentController
    controller.outlinesymbols = false
end sub


sub bukatoolbar

thiscomponent.currentcontroller.frame.layoutmanager.showelement ("private:resource/toolbar/alignmentbar")
thiscomponent.currentcontroller.frame.layoutmanager.showelement ("private:resource/toolbar/arrowshapes")
thiscomponent.currentcontroller.frame.layoutmanager.showelement ("private:resource/toolbar/basicshapes")
thiscomponent.currentcontroller.frame.layoutmanager.showelement ("private:resource/toolbar/calloutshapes")
thiscomponent.currentcontroller.frame.layoutmanager.showelement ("private:resource/toolbar/colorbar")
thiscomponent.currentcontroller.frame.layoutmanager.showelement ("private:resource/toolbar/drawbar")
thiscomponent.currentcontroller.frame.layoutmanager.showelement ("private:resource/toolbar/drawobjectbar")
thiscomponent.currentcontroller.frame.layoutmanager.showelement ("private:resource/toolbar/extrusionobjectbar")
thiscomponent.currentcontroller.frame.layoutmanager.showelement ("private:resource/toolbar/fontworkobjectbar")
thiscomponent.currentcontroller.frame.layoutmanager.showelement ("private:resource/toolbar/fontworkshapetypes")
thiscomponent.currentcontroller.frame.layoutmanager.showelement ("private:resource/toolbar/formatobjectbar")
thiscomponent.currentcontroller.frame.layoutmanager.showelement ("private:resource/toolbar/formcontrols")
thiscomponent.currentcontroller.frame.layoutmanager.showelement ("private:resource/toolbar/formdesign")
thiscomponent.currentcontroller.frame.layoutmanager.showelement ("private:resource/toolbar/formsfilterbar")
thiscomponent.currentcontroller.frame.layoutmanager.showelement ("private:resource/toolbar/formsnavigationbar")
thiscomponent.currentcontroller.frame.layoutmanager.showelement ("private:resource/toolbar/formsobjectbar")
thiscomponent.currentcontroller.frame.layoutmanager.showelement ("private:resource/toolbar/formtextobjectbar")
thiscomponent.currentcontroller.frame.layoutmanager.showelement ("private:resource/toolbar/fullscreenbar")
thiscomponent.currentcontroller.frame.layoutmanager.showelement ("private:resource/toolbar/graphicobjectbar")
thiscomponent.currentcontroller.frame.layoutmanager.showelement ("private:resource/toolbar/insertbar")
thiscomponent.currentcontroller.frame.layoutmanager.showelement ("private:resource/toolbar/insertcellsbar")
thiscomponent.currentcontroller.frame.layoutmanager.showelement ("private:resource/toolbar/insertobjectbar")
thiscomponent.currentcontroller.frame.layoutmanager.showelement ("private:resource/toolbar/mediaobjectbar")
thiscomponent.currentcontroller.frame.layoutmanager.showelement ("private:resource/toolbar/moreformcontrols") 
thiscomponent.currentcontroller.frame.layoutmanager.showelement ("private:resource/toolbar/previewbar")
thiscomponent.currentcontroller.frame.layoutmanager.showelement ("private:resource/toolbar/standardbar")
thiscomponent.currentcontroller.frame.layoutmanager.showelement ("private:resource/toolbar/starshapes")
thiscomponent.currentcontroller.frame.layoutmanager.showelement ("private:resource/toolbar/symbolshapes")
thiscomponent.currentcontroller.frame.layoutmanager.showelement ("private:resource/toolbar/textobjectbar")
thiscomponent.currentcontroller.frame.layoutmanager.showelement ("private:resource/toolbar/toolbar")
thiscomponent.currentcontroller.frame.layoutmanager.showelement ("private:resource/toolbar/viewerbar")
thiscomponent.currentcontroller.frame.layoutmanager.showelement ("private:resource/menubar/menubar" )
thiscomponent.currentcontroller.frame.layoutmanager.showelement ("private:resource/menubar/viewbar" )
thiscomponent.currentcontroller.frame.layoutmanager.showelement ("private:resource/menubar/viewbar" )
thiscomponent.currentcontroller.frame.layoutmanager.showelement ("private:resource/menubar/scrollbar" )

end sub

sub tutuptoolbar
dim p as boolean
thiscomponent.currentcontroller.frame.layoutmanager.hideelement ("private:resource/toolbar/alignmentbar")
thiscomponent.currentcontroller.frame.layoutmanager.hideelement ("private:resource/toolbar/arrowshapes")
thiscomponent.currentcontroller.frame.layoutmanager.hideelement ("private:resource/toolbar/basicshapes")
thiscomponent.currentcontroller.frame.layoutmanager.hideelement ("private:resource/toolbar/calloutshapes")
thiscomponent.currentcontroller.frame.layoutmanager.hideelement ("private:resource/toolbar/colorbar")
thiscomponent.currentcontroller.frame.layoutmanager.hideelement ("private:resource/toolbar/drawbar")
thiscomponent.currentcontroller.frame.layoutmanager.hideelement ("private:resource/toolbar/drawobjectbar")
thiscomponent.currentcontroller.frame.layoutmanager.hideelement ("private:resource/toolbar/extrusionobjectbar")
thiscomponent.currentcontroller.frame.layoutmanager.hideelement ("private:resource/toolbar/fontworkobjectbar")
thiscomponent.currentcontroller.frame.layoutmanager.hideelement ("private:resource/toolbar/fontworkshapetypes")
thiscomponent.currentcontroller.frame.layoutmanager.hideelement ("private:resource/toolbar/formatobjectbar")
thiscomponent.currentcontroller.frame.layoutmanager.hideelement ("private:resource/toolbar/formcontrols")
thiscomponent.currentcontroller.frame.layoutmanager.hideelement ("private:resource/toolbar/formdesign")
thiscomponent.currentcontroller.frame.layoutmanager.hideelement ("private:resource/toolbar/formsfilterbar")
thiscomponent.currentcontroller.frame.layoutmanager.hideelement ("private:resource/toolbar/formsnavigationbar")
thiscomponent.currentcontroller.frame.layoutmanager.hideelement ("private:resource/toolbar/formsobjectbar")
thiscomponent.currentcontroller.frame.layoutmanager.hideelement ("private:resource/toolbar/formtextobjectbar")
thiscomponent.currentcontroller.frame.layoutmanager.hideelement ("private:resource/toolbar/fullscreenbar")
thiscomponent.currentcontroller.frame.layoutmanager.hideelement ("private:resource/toolbar/graphicobjectbar")
thiscomponent.currentcontroller.frame.layoutmanager.hideelement ("private:resource/toolbar/insertbar")
thiscomponent.currentcontroller.frame.layoutmanager.hideelement ("private:resource/toolbar/insertcellsbar")
thiscomponent.currentcontroller.frame.layoutmanager.hideelement ("private:resource/toolbar/insertobjectbar")
thiscomponent.currentcontroller.frame.layoutmanager.hideelement ("private:resource/toolbar/mediaobjectbar")
thiscomponent.currentcontroller.frame.layoutmanager.hideelement ("private:resource/toolbar/moreformcontrols") 
thiscomponent.currentcontroller.frame.layoutmanager.hideelement ("private:resource/toolbar/previewbar")
thiscomponent.currentcontroller.frame.layoutmanager.hideelement ("private:resource/toolbar/standardbar")
thiscomponent.currentcontroller.frame.layoutmanager.hideelement ("private:resource/toolbar/starshapes")
thiscomponent.currentcontroller.frame.layoutmanager.hideelement ("private:resource/toolbar/symbolshapes")
thiscomponent.currentcontroller.frame.layoutmanager.hideelement ("private:resource/toolbar/textobjectbar")
thiscomponent.currentcontroller.frame.layoutmanager.hideelement ("private:resource/toolbar/toolbar")
thiscomponent.currentcontroller.frame.layoutmanager.hideelement ("private:resource/toolbar/viewerbar")

thiscomponent.currentcontroller.frame.layoutmanager.hideelement ("private:resource/menubar/viewbar" )
thiscomponent.currentcontroller.frame.layoutmanager.hideelement ("private:resource/menubar/scrollbar" )

end sub

rem ---------------- hide formula bar
Sub bukaformula (Optional showBar As Boolean)
    Dim oDoc As Object
    Dim oDisp As Object
    Dim args(0) As new com.sun.star.beans.PropertyValue

    If IsMissing(showBar) Then showBar = true
       args(0).Name = "InputLineVisible"
       args(0).Value = ShowBar
       oDoc = ThisComponent.CurrentController.Frame
       oDisp = createUnoService("com.sun.star.frame.DispatchHelper")
       oDisp.executeDispatch(oDoc, ".uno:InputLineVisible", "", 0, args())
       
end sub
Sub tutupformula (Optional showBar As Boolean)
    Dim oDoc As Object
    Dim oDisp As Object
    Dim args(0) As new com.sun.star.beans.PropertyValue

    If IsMissing(showBar) Then showBar = false
       args(0).Name = "InputLineVisible"
       args(0).Value = ShowBar
       oDoc = ThisComponent.CurrentController.Frame
       oDisp = createUnoService("com.sun.star.frame.DispatchHelper")
       oDisp.executeDispatch(oDoc, ".uno:InputLineVisible", "", 0, args())
       
end sub

Sub bukastatusbar (Optional showBar As Boolean)
    Dim oDoc As Object
    Dim oDisp As Object
    Dim args(0) As new com.sun.star.beans.PropertyValue

    If IsMissing(showBar) Then showBar = true
       args(0).Name = "StatusBarVisible"
       args(0).Value = ShowBar
       oDoc = ThisComponent.CurrentController.Frame
       oDisp = createUnoService("com.sun.star.frame.DispatchHelper")
       oDisp.executeDispatch(oDoc, ".uno:StatusBarVisible", "", 0, args())
       
end sub

Sub tutupstatusbar (Optional showBar As Boolean)
    Dim oDoc As Object
    Dim oDisp As Object
    Dim args(0) As new com.sun.star.beans.PropertyValue

    If IsMissing(showBar) Then showBar = false
       args(0).Name = "StatusBarVisible"
       args(0).Value = ShowBar
       oDoc = ThisComponent.CurrentController.Frame
       oDisp = createUnoService("com.sun.star.frame.DispatchHelper")
       oDisp.executeDispatch(oDoc, ".uno:StatusBarVisible", "", 0, args())
       
end sub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PindahSheet"/>
  <library:element library:name="InsertData"/>
  <library:element library:name="FilterData"/>
  <library:element library:name="FindData"/>
  <library:element library:name="ImportData"/>
  <library:element library:name="ReminderSet"/>
  <library:element library:name="Tampilan"/>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